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2.069cm" style:rel-column-width="1173*"/>
    </style:style>
    <style:style style:name="Tabell1.B" style:family="table-column">
      <style:table-column-properties style:column-width="2.828cm" style:rel-column-width="1603*"/>
    </style:style>
    <style:style style:name="Tabell1.C" style:family="table-column">
      <style:table-column-properties style:column-width="2.512cm" style:rel-column-width="1424*"/>
    </style:style>
    <style:style style:name="Tabell1.D" style:family="table-column">
      <style:table-column-properties style:column-width="2.688cm" style:rel-column-width="1524*"/>
    </style:style>
    <style:style style:name="Tabell1.E" style:family="table-column">
      <style:table-column-properties style:column-width="1.799cm" style:rel-column-width="1020*"/>
    </style:style>
    <style:style style:name="Tabell1.F" style:family="table-column">
      <style:table-column-properties style:column-width="2.011cm" style:rel-column-width="1140*"/>
    </style:style>
    <style:style style:name="Tabell1.G" style:family="table-column">
      <style:table-column-properties style:column-width="3.094cm" style:rel-column-width="1754*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G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1.693cm" style:rel-column-width="960*"/>
    </style:style>
    <style:style style:name="Tabell2.B" style:family="table-column">
      <style:table-column-properties style:column-width="1.976cm" style:rel-column-width="1120*"/>
    </style:style>
    <style:style style:name="Tabell2.C" style:family="table-column">
      <style:table-column-properties style:column-width="2.321cm" style:rel-column-width="1316*"/>
    </style:style>
    <style:style style:name="Tabell2.D" style:family="table-column">
      <style:table-column-properties style:column-width="2.468cm" style:rel-column-width="1399*"/>
    </style:style>
    <style:style style:name="Tabell2.E" style:family="table-column">
      <style:table-column-properties style:column-width="3.163cm" style:rel-column-width="1793*"/>
    </style:style>
    <style:style style:name="Tabell2.F" style:family="table-column">
      <style:table-column-properties style:column-width="2.773cm" style:rel-column-width="1572*"/>
    </style:style>
    <style:style style:name="Tabell2.G" style:family="table-column">
      <style:table-column-properties style:column-width="2.607cm" style:rel-column-width="1478*"/>
    </style:style>
    <style:style style:name="Tabel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.G1" style:family="table-cell">
      <style:table-cell-properties fo:padding="0.097cm" fo:border="0.05pt solid #000000"/>
    </style:style>
    <style:style style:name="Tabell2.A2" style:family="table-cell">
      <style:table-cell-properties fo:padding="0.097cm" fo:border-left="0.05pt solid #000000" fo:border-right="none" fo:border-top="none" fo:border-bottom="0.05pt solid #000000"/>
    </style:style>
    <style:style style:name="Tabell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2.071cm" style:rel-column-width="7982*"/>
    </style:style>
    <style:style style:name="Tabell3.B" style:family="table-column">
      <style:table-column-properties style:column-width="2.828cm" style:rel-column-width="10899*"/>
    </style:style>
    <style:style style:name="Tabell3.C" style:family="table-column">
      <style:table-column-properties style:column-width="2.997cm" style:rel-column-width="11552*"/>
    </style:style>
    <style:style style:name="Tabell3.D" style:family="table-column">
      <style:table-column-properties style:column-width="3.757cm" style:rel-column-width="14483*"/>
    </style:style>
    <style:style style:name="Tabell3.E" style:family="table-column">
      <style:table-column-properties style:column-width="5.348cm" style:rel-column-width="20619*"/>
    </style:style>
    <style:style style:name="Tabell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3.E1" style:family="table-cell">
      <style:table-cell-properties fo:padding="0.097cm" fo:border="0.05pt solid #000000"/>
    </style:style>
    <style:style style:name="Tabell3.A2" style:family="table-cell">
      <style:table-cell-properties fo:padding="0.097cm" fo:border-left="0.05pt solid #000000" fo:border-right="none" fo:border-top="none" fo:border-bottom="0.05pt solid #000000"/>
    </style:style>
    <style:style style:name="Tabell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4" style:family="table">
      <style:table-properties style:width="17cm" table:align="margins"/>
    </style:style>
    <style:style style:name="Tabell4.A" style:family="table-column">
      <style:table-column-properties style:column-width="1.693cm" style:rel-column-width="6527*"/>
    </style:style>
    <style:style style:name="Tabell4.B" style:family="table-column">
      <style:table-column-properties style:column-width="2.815cm" style:rel-column-width="10852*"/>
    </style:style>
    <style:style style:name="Tabell4.C" style:family="table-column">
      <style:table-column-properties style:column-width="2cm" style:rel-column-width="7710*"/>
    </style:style>
    <style:style style:name="Tabell4.D" style:family="table-column">
      <style:table-column-properties style:column-width="10.492cm" style:rel-column-width="40446*"/>
    </style:style>
    <style:style style:name="Tabell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4.D1" style:family="table-cell">
      <style:table-cell-properties fo:padding="0.097cm" fo:border="0.05pt solid #000000"/>
    </style:style>
    <style:style style:name="Tabell4.A2" style:family="table-cell">
      <style:table-cell-properties fo:padding="0.097cm" fo:border-left="0.05pt solid #000000" fo:border-right="none" fo:border-top="none" fo:border-bottom="0.05pt solid #000000"/>
    </style:style>
    <style:style style:name="Tabell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5" style:family="table">
      <style:table-properties style:width="17cm" table:align="margins"/>
    </style:style>
    <style:style style:name="Tabell5.A" style:family="table-column">
      <style:table-column-properties style:column-width="2.39cm" style:rel-column-width="1355*"/>
    </style:style>
    <style:style style:name="Tabell5.B" style:family="table-column">
      <style:table-column-properties style:column-width="2.201cm" style:rel-column-width="1248*"/>
    </style:style>
    <style:style style:name="Tabell5.C" style:family="table-column">
      <style:table-column-properties style:column-width="3.706cm" style:rel-column-width="2101*"/>
    </style:style>
    <style:style style:name="Tabell5.D" style:family="table-column">
      <style:table-column-properties style:column-width="4.212cm" style:rel-column-width="2388*"/>
    </style:style>
    <style:style style:name="Tabell5.E" style:family="table-column">
      <style:table-column-properties style:column-width="4.491cm" style:rel-column-width="2546*"/>
    </style:style>
    <style:style style:name="Tabell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5.E1" style:family="table-cell">
      <style:table-cell-properties fo:padding="0.097cm" fo:border="0.05pt solid #000000"/>
    </style:style>
    <style:style style:name="Tabell5.A2" style:family="table-cell">
      <style:table-cell-properties fo:padding="0.097cm" fo:border-left="0.05pt solid #000000" fo:border-right="none" fo:border-top="none" fo:border-bottom="0.05pt solid #000000"/>
    </style:style>
    <style:style style:name="Tabell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6" style:family="table">
      <style:table-properties style:width="17cm" table:align="margins"/>
    </style:style>
    <style:style style:name="Tabell6.A" style:family="table-column">
      <style:table-column-properties style:column-width="5.101cm" style:rel-column-width="2892*"/>
    </style:style>
    <style:style style:name="Tabell6.B" style:family="table-column">
      <style:table-column-properties style:column-width="3.789cm" style:rel-column-width="2148*"/>
    </style:style>
    <style:style style:name="Tabell6.C" style:family="table-column">
      <style:table-column-properties style:column-width="8.11cm" style:rel-column-width="4598*"/>
    </style:style>
    <style:style style:name="Tabell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6.C1" style:family="table-cell">
      <style:table-cell-properties fo:padding="0.097cm" fo:border="0.05pt solid #000000"/>
    </style:style>
    <style:style style:name="Tabell6.A2" style:family="table-cell">
      <style:table-cell-properties fo:padding="0.097cm" fo:border-left="0.05pt solid #000000" fo:border-right="none" fo:border-top="none" fo:border-bottom="0.05pt solid #000000"/>
    </style:style>
    <style:style style:name="Tabell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7" style:family="table">
      <style:table-properties style:width="17cm" table:align="margins"/>
    </style:style>
    <style:style style:name="Tabell7.A" style:family="table-column">
      <style:table-column-properties style:column-width="5.101cm" style:rel-column-width="2892*"/>
    </style:style>
    <style:style style:name="Tabell7.B" style:family="table-column">
      <style:table-column-properties style:column-width="3.789cm" style:rel-column-width="2148*"/>
    </style:style>
    <style:style style:name="Tabell7.C" style:family="table-column">
      <style:table-column-properties style:column-width="8.11cm" style:rel-column-width="4598*"/>
    </style:style>
    <style:style style:name="Tabell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7.C1" style:family="table-cell">
      <style:table-cell-properties fo:padding="0.097cm" fo:border="0.05pt solid #000000"/>
    </style:style>
    <style:style style:name="Tabell7.A2" style:family="table-cell">
      <style:table-cell-properties fo:padding="0.097cm" fo:border-left="0.05pt solid #000000" fo:border-right="none" fo:border-top="none" fo:border-bottom="0.05pt solid #000000"/>
    </style:style>
    <style:style style:name="Tabell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8" style:family="table">
      <style:table-properties style:width="17cm" table:align="margins"/>
    </style:style>
    <style:style style:name="Tabell8.A" style:family="table-column">
      <style:table-column-properties style:column-width="5.101cm" style:rel-column-width="2892*"/>
    </style:style>
    <style:style style:name="Tabell8.B" style:family="table-column">
      <style:table-column-properties style:column-width="3.789cm" style:rel-column-width="2148*"/>
    </style:style>
    <style:style style:name="Tabell8.C" style:family="table-column">
      <style:table-column-properties style:column-width="8.11cm" style:rel-column-width="4598*"/>
    </style:style>
    <style:style style:name="Tabell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8.C1" style:family="table-cell">
      <style:table-cell-properties fo:padding="0.097cm" fo:border="0.05pt solid #000000"/>
    </style:style>
    <style:style style:name="Tabell8.A2" style:family="table-cell">
      <style:table-cell-properties fo:padding="0.097cm" fo:border-left="0.05pt solid #000000" fo:border-right="none" fo:border-top="none" fo:border-bottom="0.05pt solid #000000"/>
    </style:style>
    <style:style style:name="Tabell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9" style:family="table">
      <style:table-properties style:width="17cm" table:align="margins"/>
    </style:style>
    <style:style style:name="Tabell9.A" style:family="table-column">
      <style:table-column-properties style:column-width="5.101cm" style:rel-column-width="2892*"/>
    </style:style>
    <style:style style:name="Tabell9.B" style:family="table-column">
      <style:table-column-properties style:column-width="3.789cm" style:rel-column-width="2148*"/>
    </style:style>
    <style:style style:name="Tabell9.C" style:family="table-column">
      <style:table-column-properties style:column-width="8.11cm" style:rel-column-width="4598*"/>
    </style:style>
    <style:style style:name="Tabell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9.C1" style:family="table-cell">
      <style:table-cell-properties fo:padding="0.097cm" fo:border="0.05pt solid #000000"/>
    </style:style>
    <style:style style:name="Tabell9.A2" style:family="table-cell">
      <style:table-cell-properties fo:padding="0.097cm" fo:border-left="0.05pt solid #000000" fo:border-right="none" fo:border-top="none" fo:border-bottom="0.05pt solid #000000"/>
    </style:style>
    <style:style style:name="Tabell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0" style:family="table">
      <style:table-properties style:width="17cm" table:align="margins"/>
    </style:style>
    <style:style style:name="Tabell10.A" style:family="table-column">
      <style:table-column-properties style:column-width="3.454cm" style:rel-column-width="1958*"/>
    </style:style>
    <style:style style:name="Tabell10.B" style:family="table-column">
      <style:table-column-properties style:column-width="2.565cm" style:rel-column-width="1454*"/>
    </style:style>
    <style:style style:name="Tabell10.C" style:family="table-column">
      <style:table-column-properties style:column-width="5.493cm" style:rel-column-width="3114*"/>
    </style:style>
    <style:style style:name="Tabell10.D" style:family="table-column">
      <style:table-column-properties style:column-width="5.489cm" style:rel-column-width="3112*"/>
    </style:style>
    <style:style style:name="Tabell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0.D1" style:family="table-cell">
      <style:table-cell-properties fo:padding="0.097cm" fo:border="0.05pt solid #000000"/>
    </style:style>
    <style:style style:name="Tabell10.A2" style:family="table-cell">
      <style:table-cell-properties fo:padding="0.097cm" fo:border-left="0.05pt solid #000000" fo:border-right="none" fo:border-top="none" fo:border-bottom="0.05pt solid #000000"/>
    </style:style>
    <style:style style:name="Tabell10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1c5fe6" officeooo:paragraph-rsid="001c5fe6"/>
    </style:style>
    <style:style style:name="P2" style:family="paragraph" style:parent-style-name="Table_20_Contents">
      <style:paragraph-properties fo:text-align="start" style:justify-single-word="false"/>
      <style:text-properties officeooo:rsid="001c5fe6" officeooo:paragraph-rsid="002f05a3"/>
    </style:style>
    <style:style style:name="P3" style:family="paragraph" style:parent-style-name="Table_20_Contents">
      <style:paragraph-properties fo:text-align="start" style:justify-single-word="false"/>
      <style:text-properties officeooo:rsid="001e2f76" officeooo:paragraph-rsid="001e2f76"/>
    </style:style>
    <style:style style:name="P4" style:family="paragraph" style:parent-style-name="Table_20_Contents">
      <style:paragraph-properties fo:text-align="start" style:justify-single-word="false"/>
      <style:text-properties officeooo:rsid="001e2f76" officeooo:paragraph-rsid="002f05a3"/>
    </style:style>
    <style:style style:name="P5" style:family="paragraph" style:parent-style-name="Table_20_Contents">
      <style:text-properties officeooo:rsid="001fff45" officeooo:paragraph-rsid="001fff45"/>
    </style:style>
    <style:style style:name="P6" style:family="paragraph" style:parent-style-name="Table_20_Contents">
      <style:text-properties officeooo:rsid="001fff45" officeooo:paragraph-rsid="0032b734"/>
    </style:style>
    <style:style style:name="P7" style:family="paragraph" style:parent-style-name="Table_20_Contents">
      <style:text-properties officeooo:rsid="0021c4c0" officeooo:paragraph-rsid="0021c4c0"/>
    </style:style>
    <style:style style:name="P8" style:family="paragraph" style:parent-style-name="Table_20_Contents">
      <style:text-properties officeooo:rsid="0021c4c0" officeooo:paragraph-rsid="0032b734"/>
    </style:style>
    <style:style style:name="P9" style:family="paragraph" style:parent-style-name="Table_20_Contents">
      <style:text-properties officeooo:rsid="0021c4c0" officeooo:paragraph-rsid="0035454d"/>
    </style:style>
    <style:style style:name="P10" style:family="paragraph" style:parent-style-name="Table_20_Contents">
      <style:paragraph-properties fo:text-align="start" style:justify-single-word="false"/>
      <style:text-properties officeooo:rsid="00223918" officeooo:paragraph-rsid="00223918"/>
    </style:style>
    <style:style style:name="P11" style:family="paragraph" style:parent-style-name="Table_20_Contents">
      <style:paragraph-properties fo:text-align="start" style:justify-single-word="false"/>
      <style:text-properties officeooo:rsid="00223918" officeooo:paragraph-rsid="002f05a3"/>
    </style:style>
    <style:style style:name="P12" style:family="paragraph" style:parent-style-name="Table_20_Contents">
      <style:text-properties officeooo:rsid="00246641" officeooo:paragraph-rsid="00246641"/>
    </style:style>
    <style:style style:name="P13" style:family="paragraph" style:parent-style-name="Table_20_Contents">
      <style:text-properties officeooo:rsid="00246641" officeooo:paragraph-rsid="0032b734"/>
    </style:style>
    <style:style style:name="P14" style:family="paragraph" style:parent-style-name="Table_20_Contents">
      <style:text-properties officeooo:rsid="00246641" officeooo:paragraph-rsid="0035454d"/>
    </style:style>
    <style:style style:name="P15" style:family="paragraph" style:parent-style-name="Table_20_Contents">
      <style:paragraph-properties fo:text-align="start" style:justify-single-word="false"/>
      <style:text-properties officeooo:rsid="0025eb71" officeooo:paragraph-rsid="0025eb71"/>
    </style:style>
    <style:style style:name="P16" style:family="paragraph" style:parent-style-name="Table_20_Contents">
      <style:paragraph-properties fo:text-align="start" style:justify-single-word="false"/>
      <style:text-properties officeooo:rsid="0025eb71" officeooo:paragraph-rsid="002f05a3"/>
    </style:style>
    <style:style style:name="P17" style:family="paragraph" style:parent-style-name="Table_20_Contents">
      <style:text-properties officeooo:rsid="002bb6a6" officeooo:paragraph-rsid="002bb6a6"/>
    </style:style>
    <style:style style:name="P18" style:family="paragraph" style:parent-style-name="Table_20_Contents">
      <style:text-properties officeooo:rsid="002bb6a6" officeooo:paragraph-rsid="0032b734"/>
    </style:style>
    <style:style style:name="P19" style:family="paragraph" style:parent-style-name="Table_20_Contents">
      <style:text-properties officeooo:rsid="0035454d" officeooo:paragraph-rsid="0035454d"/>
    </style:style>
    <style:style style:name="P20" style:family="paragraph" style:parent-style-name="Table_20_Contents">
      <style:text-properties officeooo:rsid="00370018" officeooo:paragraph-rsid="00370018"/>
    </style:style>
    <style:style style:name="P21" style:family="paragraph" style:parent-style-name="Text_20_body">
      <style:text-properties officeooo:rsid="001a4ffc" officeooo:paragraph-rsid="001a4ffc"/>
    </style:style>
    <style:style style:name="P22" style:family="paragraph" style:parent-style-name="Text_20_body">
      <style:paragraph-properties fo:text-align="start" style:justify-single-word="false"/>
      <style:text-properties officeooo:rsid="001a4ffc" officeooo:paragraph-rsid="001a4ffc"/>
    </style:style>
    <style:style style:name="P23" style:family="paragraph" style:parent-style-name="Text_20_body">
      <style:paragraph-properties fo:text-align="start" style:justify-single-word="false"/>
      <style:text-properties officeooo:rsid="001a4ffc" officeooo:paragraph-rsid="002f05a3"/>
    </style:style>
    <style:style style:name="P24" style:family="paragraph" style:parent-style-name="Text_20_body">
      <style:text-properties officeooo:rsid="001a4ffc" officeooo:paragraph-rsid="002f05a3"/>
    </style:style>
    <style:style style:name="P25" style:family="paragraph" style:parent-style-name="Text_20_body">
      <style:paragraph-properties fo:text-align="start" style:justify-single-word="false"/>
      <style:text-properties officeooo:rsid="001aa4a9" officeooo:paragraph-rsid="002f05a3"/>
    </style:style>
    <style:style style:name="P26" style:family="paragraph" style:parent-style-name="Text_20_body">
      <style:paragraph-properties fo:text-align="start" style:justify-single-word="false"/>
      <style:text-properties officeooo:paragraph-rsid="00246641"/>
    </style:style>
    <style:style style:name="P27" style:family="paragraph" style:parent-style-name="Text_20_body">
      <style:paragraph-properties fo:text-align="start" style:justify-single-word="false"/>
      <style:text-properties officeooo:rsid="001c5fe6" officeooo:paragraph-rsid="001c5fe6"/>
    </style:style>
    <style:style style:name="P28" style:family="paragraph" style:parent-style-name="Text_20_body">
      <style:text-properties officeooo:rsid="001fff45" officeooo:paragraph-rsid="001fff45"/>
    </style:style>
    <style:style style:name="P29" style:family="paragraph" style:parent-style-name="Text_20_body">
      <style:text-properties officeooo:rsid="001fff45" officeooo:paragraph-rsid="0032b734"/>
    </style:style>
    <style:style style:name="P30" style:family="paragraph" style:parent-style-name="Text_20_body">
      <style:paragraph-properties fo:text-align="start" style:justify-single-word="false"/>
      <style:text-properties officeooo:rsid="00246641" officeooo:paragraph-rsid="00246641"/>
    </style:style>
    <style:style style:name="P31" style:family="paragraph" style:parent-style-name="Text_20_body">
      <style:paragraph-properties fo:text-align="start" style:justify-single-word="false"/>
      <style:text-properties officeooo:rsid="00246641" officeooo:paragraph-rsid="002f05a3"/>
    </style:style>
    <style:style style:name="P32" style:family="paragraph" style:parent-style-name="Text_20_body">
      <style:text-properties fo:font-weight="bold" officeooo:rsid="00246641" officeooo:paragraph-rsid="00246641" style:font-weight-asian="bold" style:font-weight-complex="bold"/>
    </style:style>
    <style:style style:name="P33" style:family="paragraph" style:parent-style-name="Text_20_body">
      <style:text-properties fo:font-weight="bold" officeooo:rsid="00246641" officeooo:paragraph-rsid="002c9455" style:font-weight-asian="bold" style:font-weight-complex="bold"/>
    </style:style>
    <style:style style:name="P34" style:family="paragraph" style:parent-style-name="Text_20_body">
      <style:text-properties fo:font-weight="bold" officeooo:rsid="00246641" officeooo:paragraph-rsid="002f05a3" style:font-weight-asian="bold" style:font-weight-complex="bold"/>
    </style:style>
    <style:style style:name="P35" style:family="paragraph" style:parent-style-name="Text_20_body">
      <style:text-properties fo:font-weight="bold" officeooo:rsid="00246641" officeooo:paragraph-rsid="0032b734" style:font-weight-asian="bold" style:font-weight-complex="bold"/>
    </style:style>
    <style:style style:name="P36" style:family="paragraph" style:parent-style-name="Text_20_body">
      <style:text-properties fo:font-weight="bold" officeooo:rsid="00246641" officeooo:paragraph-rsid="00335f37" style:font-weight-asian="bold" style:font-weight-complex="bold"/>
    </style:style>
    <style:style style:name="P37" style:family="paragraph" style:parent-style-name="Text_20_body">
      <style:text-properties officeooo:rsid="00271dd8" officeooo:paragraph-rsid="00271dd8"/>
    </style:style>
    <style:style style:name="P38" style:family="paragraph" style:parent-style-name="Text_20_body">
      <style:text-properties officeooo:rsid="00271dd8" officeooo:paragraph-rsid="002c9455"/>
    </style:style>
    <style:style style:name="P39" style:family="paragraph" style:parent-style-name="Text_20_body">
      <style:text-properties officeooo:rsid="00271dd8" officeooo:paragraph-rsid="0032b734"/>
    </style:style>
    <style:style style:name="P40" style:family="paragraph" style:parent-style-name="Text_20_body">
      <style:text-properties officeooo:rsid="00271dd8" officeooo:paragraph-rsid="00335f37"/>
    </style:style>
    <style:style style:name="P41" style:family="paragraph" style:parent-style-name="Text_20_body">
      <style:text-properties fo:font-weight="normal" officeooo:rsid="002c9455" officeooo:paragraph-rsid="002c9455" style:font-weight-asian="normal" style:font-weight-complex="normal"/>
    </style:style>
    <style:style style:name="P42" style:family="paragraph" style:parent-style-name="Text_20_body">
      <style:text-properties fo:font-weight="normal" officeooo:rsid="002c9455" officeooo:paragraph-rsid="0032b734" style:font-weight-asian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officeooo:rsid="0032088e" officeooo:paragraph-rsid="0032088e"/>
    </style:style>
    <style:style style:name="P44" style:family="paragraph" style:parent-style-name="Text_20_body">
      <style:text-properties officeooo:rsid="00335f37" officeooo:paragraph-rsid="00335f37"/>
    </style:style>
    <style:style style:name="P45" style:family="paragraph" style:parent-style-name="Text_20_body">
      <style:text-properties officeooo:rsid="003932b4" officeooo:paragraph-rsid="003932b4"/>
    </style:style>
    <style:style style:name="P46" style:family="paragraph" style:parent-style-name="Heading_20_1">
      <style:text-properties officeooo:paragraph-rsid="0049e499"/>
    </style:style>
    <style:style style:name="P47" style:family="paragraph" style:parent-style-name="Heading_20_1">
      <style:text-properties officeooo:paragraph-rsid="004bdd6a"/>
    </style:style>
    <style:style style:name="P48" style:family="paragraph" style:parent-style-name="Heading_20_1">
      <style:text-properties fo:font-weight="normal" officeooo:rsid="004d0f13" officeooo:paragraph-rsid="004d0f13" style:font-weight-asian="normal" style:font-weight-complex="normal"/>
    </style:style>
    <style:style style:name="P49" style:family="paragraph" style:parent-style-name="Heading_20_2">
      <style:text-properties officeooo:paragraph-rsid="003f766e"/>
    </style:style>
    <style:style style:name="P50" style:family="paragraph" style:parent-style-name="Heading_20_2">
      <style:text-properties officeooo:paragraph-rsid="004278bc"/>
    </style:style>
    <style:style style:name="P51" style:family="paragraph" style:parent-style-name="Table_20_Contents">
      <style:text-properties officeooo:rsid="003b2287" officeooo:paragraph-rsid="003b2287"/>
    </style:style>
    <style:style style:name="P52" style:family="paragraph" style:parent-style-name="Table_20_Contents">
      <style:text-properties officeooo:rsid="003b2287" officeooo:paragraph-rsid="003f766e"/>
    </style:style>
    <style:style style:name="P53" style:family="paragraph" style:parent-style-name="Table_20_Contents">
      <style:text-properties officeooo:rsid="003b2287" officeooo:paragraph-rsid="004278bc"/>
    </style:style>
    <style:style style:name="P54" style:family="paragraph" style:parent-style-name="Table_20_Contents">
      <style:text-properties officeooo:rsid="003b2287" officeooo:paragraph-rsid="004770f4"/>
    </style:style>
    <style:style style:name="P55" style:family="paragraph" style:parent-style-name="Table_20_Contents">
      <style:text-properties officeooo:rsid="003b2287" officeooo:paragraph-rsid="0049e499"/>
    </style:style>
    <style:style style:name="P56" style:family="paragraph" style:parent-style-name="Table_20_Contents">
      <style:text-properties officeooo:rsid="003b2287" officeooo:paragraph-rsid="004bdd6a"/>
    </style:style>
    <style:style style:name="P57" style:family="paragraph" style:parent-style-name="Table_20_Contents">
      <style:text-properties officeooo:rsid="003c31df" officeooo:paragraph-rsid="003c31df"/>
    </style:style>
    <style:style style:name="P58" style:family="paragraph" style:parent-style-name="Table_20_Contents">
      <style:paragraph-properties fo:text-align="start" style:justify-single-word="false"/>
      <style:text-properties officeooo:rsid="003c31df" officeooo:paragraph-rsid="003c31df"/>
    </style:style>
    <style:style style:name="P59" style:family="paragraph" style:parent-style-name="Table_20_Contents">
      <style:text-properties officeooo:rsid="0035454d" officeooo:paragraph-rsid="003f766e"/>
    </style:style>
    <style:style style:name="P60" style:family="paragraph" style:parent-style-name="Table_20_Contents">
      <style:text-properties officeooo:rsid="0035454d" officeooo:paragraph-rsid="004278bc"/>
    </style:style>
    <style:style style:name="P61" style:family="paragraph" style:parent-style-name="Table_20_Contents">
      <style:text-properties officeooo:rsid="003d29bf" officeooo:paragraph-rsid="003f766e"/>
    </style:style>
    <style:style style:name="P62" style:family="paragraph" style:parent-style-name="Table_20_Contents">
      <style:text-properties officeooo:rsid="003d29bf" officeooo:paragraph-rsid="004278bc"/>
    </style:style>
    <style:style style:name="P63" style:family="paragraph" style:parent-style-name="Table_20_Contents">
      <style:text-properties officeooo:rsid="003d29bf" officeooo:paragraph-rsid="004770f4"/>
    </style:style>
    <style:style style:name="P64" style:family="paragraph" style:parent-style-name="Table_20_Contents">
      <style:text-properties officeooo:rsid="003d29bf" officeooo:paragraph-rsid="0049e499"/>
    </style:style>
    <style:style style:name="P65" style:family="paragraph" style:parent-style-name="Table_20_Contents">
      <style:text-properties officeooo:rsid="003d29bf" officeooo:paragraph-rsid="004bdd6a"/>
    </style:style>
    <style:style style:name="P66" style:family="paragraph" style:parent-style-name="Table_20_Contents">
      <style:text-properties officeooo:rsid="003f766e" officeooo:paragraph-rsid="003f766e"/>
    </style:style>
    <style:style style:name="P67" style:family="paragraph" style:parent-style-name="Table_20_Contents">
      <style:text-properties officeooo:rsid="003f766e" officeooo:paragraph-rsid="004278bc"/>
    </style:style>
    <style:style style:name="P68" style:family="paragraph" style:parent-style-name="Table_20_Contents">
      <style:text-properties officeooo:rsid="003f766e" officeooo:paragraph-rsid="004770f4"/>
    </style:style>
    <style:style style:name="P69" style:family="paragraph" style:parent-style-name="Table_20_Contents">
      <style:text-properties officeooo:rsid="003f766e" officeooo:paragraph-rsid="0049e499"/>
    </style:style>
    <style:style style:name="P70" style:family="paragraph" style:parent-style-name="Table_20_Contents">
      <style:text-properties officeooo:rsid="003f766e" officeooo:paragraph-rsid="004bdd6a"/>
    </style:style>
    <style:style style:name="P71" style:family="paragraph" style:parent-style-name="Table_20_Contents">
      <style:text-properties officeooo:rsid="004770f4" officeooo:paragraph-rsid="004770f4"/>
    </style:style>
    <style:style style:name="P72" style:family="paragraph" style:parent-style-name="Table_20_Contents">
      <style:text-properties officeooo:rsid="004770f4" officeooo:paragraph-rsid="0049e499"/>
    </style:style>
    <style:style style:name="P73" style:family="paragraph" style:parent-style-name="Table_20_Contents">
      <style:text-properties officeooo:rsid="004770f4" officeooo:paragraph-rsid="004bdd6a"/>
    </style:style>
    <style:style style:name="P74" style:family="paragraph" style:parent-style-name="Table_20_Contents">
      <style:text-properties officeooo:rsid="004d0f13" officeooo:paragraph-rsid="004d0f13"/>
    </style:style>
    <style:style style:name="P75" style:family="paragraph" style:parent-style-name="Table_20_Contents">
      <style:text-properties officeooo:rsid="0058450d" officeooo:paragraph-rsid="0058450d"/>
    </style:style>
    <style:style style:name="P7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246641" officeooo:paragraph-rsid="00246641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246641" officeooo:paragraph-rsid="002f05a3" style:font-size-asian="12pt" style:font-weight-asian="bold" style:font-size-complex="12pt" style:font-weight-complex="bold"/>
    </style:style>
    <style:style style:name="P78" style:family="paragraph" style:parent-style-name="Text_20_body" style:list-style-name="L1">
      <style:paragraph-properties fo:text-align="start" style:justify-single-word="false"/>
      <style:text-properties officeooo:rsid="001aa4a9" officeooo:paragraph-rsid="001aa4a9"/>
    </style:style>
    <style:style style:name="P79" style:family="paragraph" style:parent-style-name="Text_20_body" style:list-style-name="L1">
      <style:paragraph-properties fo:text-align="start" style:justify-single-word="false"/>
      <style:text-properties officeooo:rsid="001aa4a9" officeooo:paragraph-rsid="002f05a3"/>
    </style:style>
    <style:style style:name="P80" style:family="paragraph" style:parent-style-name="Text_20_body" style:list-style-name="L1">
      <style:paragraph-properties fo:text-align="start" style:justify-single-word="false"/>
      <style:text-properties officeooo:rsid="001a4ffc" officeooo:paragraph-rsid="001aa4a9"/>
    </style:style>
    <style:style style:name="P81" style:family="paragraph" style:parent-style-name="Text_20_body" style:list-style-name="L1">
      <style:paragraph-properties fo:text-align="start" style:justify-single-word="false"/>
      <style:text-properties officeooo:rsid="001a4ffc" officeooo:paragraph-rsid="002f05a3"/>
    </style:style>
    <style:style style:name="P82" style:family="paragraph" style:parent-style-name="Text_20_body" style:list-style-name="L2">
      <style:text-properties fo:font-weight="normal" officeooo:rsid="002c9455" officeooo:paragraph-rsid="002c9455" style:font-weight-asian="normal" style:font-weight-complex="normal"/>
    </style:style>
    <style:style style:name="P83" style:family="paragraph" style:parent-style-name="Text_20_body" style:list-style-name="L2">
      <style:text-properties fo:font-weight="normal" officeooo:rsid="002c9455" officeooo:paragraph-rsid="0032b734" style:font-weight-asian="normal" style:font-weight-complex="normal"/>
    </style:style>
    <style:style style:name="P84" style:family="paragraph" style:parent-style-name="Text_20_body">
      <style:text-properties fo:font-weight="normal" officeooo:rsid="0046637c" officeooo:paragraph-rsid="0046637c" style:font-weight-asian="normal" style:font-weight-complex="normal"/>
    </style:style>
    <style:style style:name="P85" style:family="paragraph" style:parent-style-name="Text_20_body">
      <style:text-properties fo:font-weight="normal" officeooo:rsid="0046637c" officeooo:paragraph-rsid="0049e499" style:font-weight-asian="normal" style:font-weight-complex="normal"/>
    </style:style>
    <style:style style:name="P86" style:family="paragraph" style:parent-style-name="Text_20_body">
      <style:text-properties fo:font-weight="normal" officeooo:rsid="0046637c" officeooo:paragraph-rsid="004bdd6a" style:font-weight-asian="normal" style:font-weight-complex="normal"/>
    </style:style>
    <style:style style:name="P87" style:family="paragraph" style:parent-style-name="Text_20_body">
      <style:text-properties fo:font-weight="normal" officeooo:rsid="004770f4" officeooo:paragraph-rsid="004770f4" style:font-weight-asian="normal" style:font-weight-complex="normal"/>
    </style:style>
    <style:style style:name="P88" style:family="paragraph" style:parent-style-name="Text_20_body">
      <style:text-properties fo:font-weight="normal" officeooo:rsid="004770f4" officeooo:paragraph-rsid="0049e499" style:font-weight-asian="normal" style:font-weight-complex="normal"/>
    </style:style>
    <style:style style:name="P89" style:family="paragraph" style:parent-style-name="Text_20_body">
      <style:text-properties fo:font-weight="normal" officeooo:rsid="004770f4" officeooo:paragraph-rsid="004bdd6a" style:font-weight-asian="normal" style:font-weight-complex="normal"/>
    </style:style>
    <style:style style:name="P90" style:family="paragraph" style:parent-style-name="Text_20_body">
      <style:text-properties fo:font-weight="normal" officeooo:rsid="004897d0" officeooo:paragraph-rsid="004897d0" style:font-weight-asian="normal" style:font-weight-complex="normal"/>
    </style:style>
    <style:style style:name="P91" style:family="paragraph" style:parent-style-name="Text_20_body">
      <style:text-properties fo:font-weight="normal" officeooo:rsid="004897d0" officeooo:paragraph-rsid="0049e499" style:font-weight-asian="normal" style:font-weight-complex="normal"/>
    </style:style>
    <style:style style:name="P92" style:family="paragraph" style:parent-style-name="Text_20_body">
      <style:text-properties fo:font-weight="normal" officeooo:rsid="004897d0" officeooo:paragraph-rsid="004bdd6a" style:font-weight-asian="normal" style:font-weight-complex="normal"/>
    </style:style>
    <style:style style:name="P93" style:family="paragraph" style:parent-style-name="Text_20_body" style:list-style-name="L2">
      <style:text-properties fo:font-weight="normal" officeooo:rsid="005813bd" officeooo:paragraph-rsid="005813bd" style:font-weight-asian="normal" style:font-weight-complex="normal"/>
    </style:style>
    <style:style style:name="P94" style:family="paragraph" style:parent-style-name="Text_20_body" style:list-style-name="L1">
      <style:paragraph-properties fo:text-align="start" style:justify-single-word="false"/>
      <style:text-properties officeooo:rsid="0032088e" officeooo:paragraph-rsid="0032088e"/>
    </style:style>
    <style:style style:name="P95" style:family="paragraph" style:parent-style-name="Text_20_body">
      <style:paragraph-properties fo:text-align="start" style:justify-single-word="false"/>
      <style:text-properties officeooo:rsid="0032088e" officeooo:paragraph-rsid="0058cce7"/>
    </style:style>
    <style:style style:name="P96" style:family="paragraph" style:parent-style-name="Text_20_body" style:list-style-name="L1">
      <style:paragraph-properties fo:text-align="start" style:justify-single-word="false"/>
      <style:text-properties officeooo:rsid="003c31df" officeooo:paragraph-rsid="003c31df"/>
    </style:style>
    <style:style style:name="P97" style:family="paragraph" style:parent-style-name="Text_20_body">
      <style:text-properties fo:font-weight="bold" officeooo:rsid="00246641" officeooo:paragraph-rsid="00335f37" style:font-weight-asian="bold" style:font-weight-complex="bold"/>
    </style:style>
    <style:style style:name="P98" style:family="paragraph" style:parent-style-name="Text_20_body">
      <style:text-properties fo:font-weight="bold" officeooo:rsid="00246641" officeooo:paragraph-rsid="003f766e" style:font-weight-asian="bold" style:font-weight-complex="bold"/>
    </style:style>
    <style:style style:name="P99" style:family="paragraph" style:parent-style-name="Text_20_body">
      <style:text-properties fo:font-weight="bold" officeooo:rsid="00246641" officeooo:paragraph-rsid="004278bc" style:font-weight-asian="bold" style:font-weight-complex="bold"/>
    </style:style>
    <style:style style:name="P100" style:family="paragraph" style:parent-style-name="Text_20_body">
      <style:text-properties fo:font-weight="bold" officeooo:rsid="00246641" officeooo:paragraph-rsid="0046637c" style:font-weight-asian="bold" style:font-weight-complex="bold"/>
    </style:style>
    <style:style style:name="P101" style:family="paragraph" style:parent-style-name="Text_20_body">
      <style:text-properties fo:font-weight="bold" officeooo:rsid="00246641" officeooo:paragraph-rsid="004770f4" style:font-weight-asian="bold" style:font-weight-complex="bold"/>
    </style:style>
    <style:style style:name="P102" style:family="paragraph" style:parent-style-name="Text_20_body">
      <style:text-properties fo:font-weight="bold" officeooo:rsid="00246641" officeooo:paragraph-rsid="0049e499" style:font-weight-asian="bold" style:font-weight-complex="bold"/>
    </style:style>
    <style:style style:name="P103" style:family="paragraph" style:parent-style-name="Text_20_body">
      <style:text-properties fo:font-weight="bold" officeooo:rsid="00246641" officeooo:paragraph-rsid="004bdd6a" style:font-weight-asian="bold" style:font-weight-complex="bold"/>
    </style:style>
    <style:style style:name="P104" style:family="paragraph" style:parent-style-name="Text_20_body">
      <style:text-properties fo:font-weight="bold" officeooo:rsid="001fff45" officeooo:paragraph-rsid="0035454d" style:font-weight-asian="bold" style:font-weight-complex="bold"/>
    </style:style>
    <style:style style:name="P105" style:family="paragraph" style:parent-style-name="Text_20_body">
      <style:text-properties fo:font-weight="bold" officeooo:rsid="001fff45" officeooo:paragraph-rsid="003f766e" style:font-weight-asian="bold" style:font-weight-complex="bold"/>
    </style:style>
    <style:style style:name="P106" style:family="paragraph" style:parent-style-name="Text_20_body">
      <style:text-properties fo:font-weight="bold" officeooo:rsid="001fff45" officeooo:paragraph-rsid="004278bc" style:font-weight-asian="bold" style:font-weight-complex="bold"/>
    </style:style>
    <style:style style:name="P107" style:family="paragraph" style:parent-style-name="Text_20_body">
      <style:text-properties fo:font-weight="bold" officeooo:rsid="001fff45" officeooo:paragraph-rsid="004770f4" style:font-weight-asian="bold" style:font-weight-complex="bold"/>
    </style:style>
    <style:style style:name="P108" style:family="paragraph" style:parent-style-name="Text_20_body">
      <style:text-properties fo:font-weight="bold" officeooo:rsid="001fff45" officeooo:paragraph-rsid="0049e499" style:font-weight-asian="bold" style:font-weight-complex="bold"/>
    </style:style>
    <style:style style:name="P109" style:family="paragraph" style:parent-style-name="Text_20_body">
      <style:text-properties officeooo:rsid="00335f37" officeooo:paragraph-rsid="003f766e"/>
    </style:style>
    <style:style style:name="P110" style:family="paragraph" style:parent-style-name="Text_20_body">
      <style:text-properties officeooo:rsid="003932b4" officeooo:paragraph-rsid="003f766e"/>
    </style:style>
    <style:style style:name="P111" style:family="paragraph" style:parent-style-name="Text_20_body">
      <style:text-properties officeooo:rsid="003932b4" officeooo:paragraph-rsid="004278bc"/>
    </style:style>
    <style:style style:name="P112" style:family="paragraph" style:parent-style-name="Text_20_body">
      <style:text-properties officeooo:rsid="00246641" officeooo:paragraph-rsid="003f766e"/>
    </style:style>
    <style:style style:name="P113" style:family="paragraph" style:parent-style-name="Text_20_body">
      <style:text-properties officeooo:rsid="00246641" officeooo:paragraph-rsid="004278bc"/>
    </style:style>
    <style:style style:name="P114" style:family="paragraph" style:parent-style-name="Text_20_body">
      <style:paragraph-properties fo:text-align="start" style:justify-single-word="false"/>
      <style:text-properties officeooo:rsid="00246641" officeooo:paragraph-rsid="00246641"/>
    </style:style>
    <style:style style:name="P115" style:family="paragraph" style:parent-style-name="Text_20_body">
      <style:text-properties officeooo:rsid="004278bc" officeooo:paragraph-rsid="004278bc"/>
    </style:style>
    <style:style style:name="P116" style:family="paragraph" style:parent-style-name="Text_20_body" style:list-style-name="L3">
      <style:text-properties officeooo:rsid="004278bc" officeooo:paragraph-rsid="004278bc"/>
    </style:style>
    <style:style style:name="P117" style:family="paragraph" style:parent-style-name="Text_20_body">
      <style:text-properties officeooo:rsid="0046637c" officeooo:paragraph-rsid="0046637c"/>
    </style:style>
    <style:style style:name="P118" style:family="paragraph" style:parent-style-name="Text_20_body">
      <style:text-properties officeooo:rsid="0046637c" officeooo:paragraph-rsid="0049e499"/>
    </style:style>
    <style:style style:name="P119" style:family="paragraph" style:parent-style-name="Text_20_body">
      <style:text-properties officeooo:rsid="0046637c" officeooo:paragraph-rsid="004bdd6a"/>
    </style:style>
    <style:style style:name="P120" style:family="paragraph" style:parent-style-name="Text_20_body">
      <style:paragraph-properties fo:text-align="start" style:justify-single-word="false"/>
      <style:text-properties officeooo:paragraph-rsid="0058a81a"/>
    </style:style>
    <style:style style:name="P121" style:family="paragraph" style:parent-style-name="Text_20_body">
      <style:paragraph-properties fo:text-align="start" style:justify-single-word="false"/>
      <style:text-properties officeooo:rsid="005380f5" officeooo:paragraph-rsid="005380f5"/>
    </style:style>
    <style:style style:name="P122" style:family="paragraph" style:parent-style-name="Text_20_body" style:list-style-name="L1">
      <style:paragraph-properties fo:text-align="start" style:justify-single-word="false"/>
      <style:text-properties officeooo:rsid="0053998b" officeooo:paragraph-rsid="0053998b"/>
    </style:style>
    <style:style style:name="T1" style:family="text">
      <style:text-properties officeooo:rsid="001aa4a9"/>
    </style:style>
    <style:style style:name="T2" style:family="text">
      <style:text-properties officeooo:rsid="001c5fe6"/>
    </style:style>
    <style:style style:name="T3" style:family="text">
      <style:text-properties officeooo:rsid="001e2f76"/>
    </style:style>
    <style:style style:name="T4" style:family="text">
      <style:text-properties officeooo:rsid="001fe8e7"/>
    </style:style>
    <style:style style:name="T5" style:family="text">
      <style:text-properties officeooo:rsid="0021c4c0"/>
    </style:style>
    <style:style style:name="T6" style:family="text">
      <style:text-properties officeooo:rsid="00223918"/>
    </style:style>
    <style:style style:name="T7" style:family="text">
      <style:text-properties officeooo:rsid="00246641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0.5pt" style:font-size-complex="12pt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46641" style:font-size-asian="10.5pt" style:font-size-complex="12pt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5eb71" style:font-size-asian="10.5pt" style:font-size-complex="12pt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c31df" style:font-size-asian="10.5pt" style:font-size-complex="12pt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5380f5" style:font-size-asian="10.5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46641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5eb71" style:font-size-asian="12pt" style:font-size-complex="12pt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71dd8" style:font-size-asian="12pt" style:font-size-complex="12pt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c31df" style:font-size-asian="12pt" style:font-size-complex="12pt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53998b" style:font-size-asian="12pt" style:font-size-complex="12pt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58a81a" style:font-size-asian="12pt" style:font-size-complex="12pt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58cce7" style:font-size-asian="12pt" style:font-size-complex="12pt"/>
    </style:style>
    <style:style style:name="T21" style:family="text">
      <style:text-properties officeooo:rsid="0025eb71"/>
    </style:style>
    <style:style style:name="T22" style:family="text">
      <style:text-properties officeooo:rsid="00274be1"/>
    </style:style>
    <style:style style:name="T23" style:family="text">
      <style:text-properties officeooo:rsid="0028dec6"/>
    </style:style>
    <style:style style:name="T24" style:family="text">
      <style:text-properties officeooo:rsid="002a9e11"/>
    </style:style>
    <style:style style:name="T25" style:family="text">
      <style:text-properties officeooo:rsid="002bb6a6"/>
    </style:style>
    <style:style style:name="T26" style:family="text">
      <style:text-properties officeooo:rsid="002c9455"/>
    </style:style>
    <style:style style:name="T27" style:family="text">
      <style:text-properties officeooo:rsid="00308689"/>
    </style:style>
    <style:style style:name="T28" style:family="text">
      <style:text-properties officeooo:rsid="0032088e"/>
    </style:style>
    <style:style style:name="T29" style:family="text">
      <style:text-properties officeooo:rsid="0032b734"/>
    </style:style>
    <style:style style:name="T30" style:family="text">
      <style:text-properties officeooo:rsid="00370018"/>
    </style:style>
    <style:style style:name="T31" style:family="text">
      <style:text-properties officeooo:rsid="0038e59a"/>
    </style:style>
    <style:style style:name="T32" style:family="text">
      <style:text-properties officeooo:rsid="003932b4"/>
    </style:style>
    <style:style style:name="T33" style:family="text">
      <style:text-properties officeooo:rsid="003b2287"/>
    </style:style>
    <style:style style:name="T34" style:family="text">
      <style:text-properties officeooo:rsid="003c31df"/>
    </style:style>
    <style:style style:name="T35" style:family="text">
      <style:text-properties officeooo:rsid="003e2026"/>
    </style:style>
    <style:style style:name="T36" style:family="text">
      <style:text-properties officeooo:rsid="003f766e"/>
    </style:style>
    <style:style style:name="T37" style:family="text">
      <style:text-properties style:font-name="Liberation Sans" fo:font-size="16.1000003814697pt" fo:font-weight="bold" officeooo:rsid="003f766e" style:font-name-asian="Microsoft YaHei" style:font-size-asian="16.1000003814697pt" style:font-weight-asian="bold" style:font-name-complex="Arial" style:font-size-complex="16.1000003814697pt" style:font-weight-complex="bold"/>
    </style:style>
    <style:style style:name="T38" style:family="text">
      <style:text-properties style:font-name="Liberation Sans" fo:font-size="16.1000003814697pt" fo:font-weight="bold" officeooo:rsid="004278bc" style:font-name-asian="Microsoft YaHei" style:font-size-asian="16.1000003814697pt" style:font-weight-asian="bold" style:font-name-complex="Arial" style:font-size-complex="16.1000003814697pt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40ace2"/>
    </style:style>
    <style:style style:name="T41" style:family="text">
      <style:text-properties officeooo:rsid="0040c4cf"/>
    </style:style>
    <style:style style:name="T42" style:family="text">
      <style:text-properties officeooo:rsid="004278bc"/>
    </style:style>
    <style:style style:name="T43" style:family="text">
      <style:text-properties officeooo:rsid="0043d145"/>
    </style:style>
    <style:style style:name="T44" style:family="text">
      <style:text-properties officeooo:rsid="0043d932"/>
    </style:style>
    <style:style style:name="T45" style:family="text">
      <style:text-properties officeooo:rsid="0046637c"/>
    </style:style>
    <style:style style:name="T46" style:family="text">
      <style:text-properties officeooo:rsid="004770f4"/>
    </style:style>
    <style:style style:name="T47" style:family="text">
      <style:text-properties officeooo:rsid="004897d0"/>
    </style:style>
    <style:style style:name="T48" style:family="text">
      <style:text-properties officeooo:rsid="004bdd6a"/>
    </style:style>
    <style:style style:name="T49" style:family="text">
      <style:text-properties officeooo:rsid="0051a2a6"/>
    </style:style>
    <style:style style:name="T50" style:family="text">
      <style:text-properties officeooo:rsid="0053998b"/>
    </style:style>
    <style:style style:name="T51" style:family="text">
      <style:text-properties officeooo:rsid="005547aa"/>
    </style:style>
    <style:style style:name="T52" style:family="text">
      <style:text-properties officeooo:rsid="005743a8"/>
    </style:style>
    <style:style style:name="T53" style:family="text">
      <style:text-properties officeooo:rsid="0059e851"/>
    </style:style>
    <style:style style:name="T54" style:family="text">
      <style:text-properties officeooo:rsid="005a89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TM32 PLC</text:p>
      <text:h text:style-name="Heading_20_1" text:outline-level="1">Introduction</text:h>
      <text:h text:style-name="Heading_20_1" text:outline-level="1">How to use</text:h>
      <text:h text:style-name="Heading_20_1" text:outline-level="1">How to build PCB</text:h>
      <text:h text:style-name="Heading_20_1" text:outline-level="1">How to flash microcontroller</text:h>
      <text:h text:style-name="Heading_20_1" text:outline-level="1">How the C code works</text:h>
      <text:h text:style-name="Heading_20_1" text:outline-level="1">Available control programs</text:h>
      <text:h text:style-name="Heading_20_2" text:outline-level="2">PI Control – <text:span text:style-name="T2">Control program 1</text:span></text:h>
      <text:p text:style-name="P21"><text:span text:style-name="T3">There are </text:span><text:span text:style-name="T6">3</text:span><text:span text:style-name="T3"> PI inside STM32 PLC. </text:span>PI controller is a proportional and integral controller with the algorithm.</text:p>
      <text:p text:style-name="P32">Algorithm start:</text:p>
      <text:p text:style-name="P30"><text:span text:style-name="T21">1: </text:span><text:span text:style-name="T34">E</text:span> = <text:span text:style-name="T34">SETPOINT </text:span>– <text:span text:style-name="T34">INPUT</text:span></text:p>
      <text:p text:style-name="P26"><text:span text:style-name="T21">2: </text:span><text:span text:style-name="T7">I = I + </text:span><text:span text:style-name="T34">G</text:span><text:span text:style-name="T14">•</text:span><text:span text:style-name="T11">E</text:span></text:p>
      <text:p text:style-name="P30"><text:span text:style-name="T10">3: </text:span><text:span text:style-name="T12">PWM</text:span><text:span text:style-name="T8"> = P</text:span><text:span text:style-name="T13">•</text:span><text:span text:style-name="T17">E</text:span><text:span text:style-name="T13"> + I</text:span></text:p>
      <text:p text:style-name="P121"><text:span text:style-name="T13">4: ANALOG_OUTPUT = (</text:span><text:span text:style-name="T9">P</text:span><text:span text:style-name="T14">•</text:span><text:span text:style-name="T17">E</text:span><text:span text:style-name="T14"> + I</text:span><text:span text:style-name="T13">)/16</text:span></text:p>
      <text:p text:style-name="P30"><text:span text:style-name="T15">4: </text:span><text:span text:style-name="T16">IF (ANTI-WINDUP</text:span><text:span text:style-name="T13"> </text:span><text:span text:style-name="T16">== 1 </text:span><text:span text:style-name="T18">AND E &lt;= 0</text:span><text:span text:style-name="T16">)</text:span></text:p>
      <text:p text:style-name="P30"><text:span text:style-name="T18">5</text:span><text:span text:style-name="T15">:</text:span><text:span text:style-name="T13"><text:tab/>I = 0</text:span></text:p>
      <text:p text:style-name="P76">Algorithm end:</text:p>
      <text:p text:style-name="P22">Where:</text:p>
      <text:list xml:id="list2228434881" text:style-name="L1">
        <text:list-item>
          <text:p text:style-name="P78"><text:span text:style-name="T34">E</text:span> = The error between SETPOINT <text:span text:style-name="T54">and INPUT</text:span></text:p>
        </text:list-item>
        <text:list-item>
          <text:p text:style-name="P78">I = The integral sum</text:p>
        </text:list-item>
        <text:list-item>
          <text:p text:style-name="P78"><text:span text:style-name="T34">G </text:span>= The integral gain</text:p>
        </text:list-item>
        <text:list-item>
          <text:p text:style-name="P80"><text:span text:style-name="T50">PWM</text:span> = Output signal <text:span text:style-name="T1">for </text:span>PWM</text:p>
        </text:list-item>
        <text:list-item>
          <text:p text:style-name="P122">ANALOG_OUTPUT = 0-20mA output. Division with 16 is for mapping 16-bit to 12-bit</text:p>
        </text:list-item>
        <text:list-item>
          <text:p text:style-name="P80">P = Proportional gain</text:p>
        </text:list-item>
        <text:list-item>
          <text:p text:style-name="P96">SETPOINT = <text:span text:style-name="T49">The reference</text:span></text:p>
        </text:list-item>
      </text:list>
      <text:p text:style-name="P27"><text:soft-page-break/>Anti-winup is <text:span text:style-name="T5">when integral I works as a proportional gain when </text:span><text:span text:style-name="T34">INPUT</text:span><text:span text:style-name="T5"> &gt;= </text:span><text:span text:style-name="T34">SETPOINT</text:span>. Anti-winup enables with high signal on digital inputs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column table:style-name="Tabell1.G"/>
        <table:table-row table:style-name="TableLine2499536705152">
          <table:table-cell table:style-name="Tabell1.A1" office:value-type="string">
            <text:p text:style-name="P3">Controller</text:p>
          </table:table-cell>
          <table:table-cell table:style-name="Tabell1.A1" office:value-type="string">
            <text:p text:style-name="P58">INPUT</text:p>
          </table:table-cell>
          <table:table-cell table:style-name="Tabell1.A1" office:value-type="string">
            <text:p text:style-name="P58">OUTPUT</text:p>
          </table:table-cell>
          <table:table-cell table:style-name="Tabell1.A1" office:value-type="string">
            <text:p text:style-name="P58">SETPOINT</text:p>
          </table:table-cell>
          <table:table-cell table:style-name="Tabell1.A1" office:value-type="string">
            <text:p text:style-name="P58">P</text:p>
          </table:table-cell>
          <table:table-cell table:style-name="Tabell1.A1" office:value-type="string">
            <text:p text:style-name="P58">G</text:p>
          </table:table-cell>
          <table:table-cell table:style-name="Tabell1.G1" office:value-type="string">
            <text:p text:style-name="P58">ANTI_WINUP</text:p>
          </table:table-cell>
        </table:table-row>
        <table:table-row table:style-name="TableLine2499536589552">
          <table:table-cell table:style-name="Tabell1.A2" office:value-type="string">
            <text:p text:style-name="P3">1</text:p>
          </table:table-cell>
          <table:table-cell table:style-name="Tabell1.A2" office:value-type="string">
            <text:p text:style-name="P1">ADC<text:span text:style-name="T6">0</text:span></text:p>
          </table:table-cell>
          <table:table-cell table:style-name="Tabell1.A2" office:value-type="string">
            <text:p text:style-name="P1">PWM0/<text:span text:style-name="T3">AO0</text:span></text:p>
          </table:table-cell>
          <table:table-cell table:style-name="Tabell1.A2" office:value-type="string">
            <text:p text:style-name="P15">Software</text:p>
          </table:table-cell>
          <table:table-cell table:style-name="Tabell1.A2" office:value-type="string">
            <text:p text:style-name="P15">Software</text:p>
          </table:table-cell>
          <table:table-cell table:style-name="Tabell1.A2" office:value-type="string">
            <text:p text:style-name="P15">Software</text:p>
          </table:table-cell>
          <table:table-cell table:style-name="Tabell1.G2" office:value-type="string">
            <text:p text:style-name="P15">Software</text:p>
          </table:table-cell>
        </table:table-row>
        <table:table-row table:style-name="TableLine2499420717616">
          <table:table-cell table:style-name="Tabell1.A2" office:value-type="string">
            <text:p text:style-name="P3">2</text:p>
          </table:table-cell>
          <table:table-cell table:style-name="Tabell1.A2" office:value-type="string">
            <text:p text:style-name="P1">ADC<text:span text:style-name="T6">1</text:span></text:p>
          </table:table-cell>
          <table:table-cell table:style-name="Tabell1.A2" office:value-type="string">
            <text:p text:style-name="P3">PWM1/AO1</text:p>
          </table:table-cell>
          <table:table-cell table:style-name="Tabell1.A2" office:value-type="string">
            <text:p text:style-name="P15">Software</text:p>
          </table:table-cell>
          <table:table-cell table:style-name="Tabell1.A2" office:value-type="string">
            <text:p text:style-name="P15">Software</text:p>
          </table:table-cell>
          <table:table-cell table:style-name="Tabell1.A2" office:value-type="string">
            <text:p text:style-name="P15">Software</text:p>
          </table:table-cell>
          <table:table-cell table:style-name="Tabell1.G2" office:value-type="string">
            <text:p text:style-name="P15">Software</text:p>
          </table:table-cell>
        </table:table-row>
        <table:table-row table:style-name="TableLine2499420716528">
          <table:table-cell table:style-name="Tabell1.A2" office:value-type="string">
            <text:p text:style-name="P10">3</text:p>
          </table:table-cell>
          <table:table-cell table:style-name="Tabell1.A2" office:value-type="string">
            <text:p text:style-name="P10">ADC2</text:p>
          </table:table-cell>
          <table:table-cell table:style-name="Tabell1.A2" office:value-type="string">
            <text:p text:style-name="P10">PWM2/AO2</text:p>
          </table:table-cell>
          <table:table-cell table:style-name="Tabell1.A2" office:value-type="string">
            <text:p text:style-name="P15">Software</text:p>
          </table:table-cell>
          <table:table-cell table:style-name="Tabell1.A2" office:value-type="string">
            <text:p text:style-name="P15">Software</text:p>
          </table:table-cell>
          <table:table-cell table:style-name="Tabell1.A2" office:value-type="string">
            <text:p text:style-name="P15">Software</text:p>
          </table:table-cell>
          <table:table-cell table:style-name="Tabell1.G2" office:value-type="string">
            <text:p text:style-name="P15">Software</text:p>
          </table:table-cell>
        </table:table-row>
      </table:table>
      <text:h text:style-name="Heading_20_2" text:outline-level="2">Pulse Count – Control program 2</text:h>
      <text:p text:style-name="P28">There are <text:span text:style-name="T22">4</text:span><text:span text:style-name="T6"> </text:span>Pulse counter inside STM32 PLC. These pulse counters can be used for counting pulses. <text:span text:style-name="T24">High and low are levels when the PWM output should be 0% or 100%.</text:span></text:p>
      <text:p text:style-name="P33">Algorithm start:</text:p>
      <text:p text:style-name="P37"><text:span text:style-name="T26">1: </text:span>IF (<text:span text:style-name="T34">INPUT </text:span>&gt;= <text:span text:style-name="T34">HIGH</text:span>) </text:p>
      <text:p text:style-name="P37"><text:span text:style-name="T26">2:</text:span><text:tab/><text:span text:style-name="T34">OUTPUT</text:span> <text:span text:style-name="T26">= </text:span><text:span text:style-name="T22">0%</text:span></text:p>
      <text:p text:style-name="P37"><text:span text:style-name="T26">3:</text:span><text:tab/><text:span text:style-name="T34">PULSES</text:span> = <text:span text:style-name="T34">PULSES</text:span> + 1</text:p>
      <text:p text:style-name="P38"><text:span text:style-name="T51">4: </text:span><text:span text:style-name="T23">IF (</text:span><text:span text:style-name="T34">INPUT</text:span><text:span text:style-name="T23"> &lt;= </text:span><text:span text:style-name="T34">LOW </text:span><text:span text:style-name="T52">OR START == 1</text:span><text:span text:style-name="T23">)</text:span></text:p>
      <text:p text:style-name="P37"><text:span text:style-name="T51">5</text:span><text:span text:style-name="T26">:</text:span><text:tab/><text:span text:style-name="T34">OUTPUT</text:span><text:span text:style-name="T22"> </text:span><text:span text:style-name="T26">= </text:span><text:span text:style-name="T22">100%</text:span></text:p>
      <text:p text:style-name="P33">Algorithm <text:span text:style-name="T26">end</text:span>:</text:p>
      <text:p text:style-name="P41">Where:</text:p>
      <text:list xml:id="list3848385822" text:style-name="L2">
        <text:list-item>
          <text:p text:style-name="P82"><text:span text:style-name="T34">INPUT</text:span> = Measurement </text:p>
        </text:list-item>
        <text:list-item>
          <text:p text:style-name="P82"><text:span text:style-name="T34">HIGH</text:span> = Threshold measurement max level</text:p>
        </text:list-item>
        <text:list-item>
          <text:p text:style-name="P82"><text:span text:style-name="T34">LOW</text:span> = Threshold measurement min level</text:p>
        </text:list-item>
        <text:list-item>
          <text:p text:style-name="P82"><text:span text:style-name="T34">OUTPUT</text:span> = Pulse Width Modulation, in this case, its either ON or OFF</text:p>
        </text:list-item>
        <text:list-item>
          <text:p text:style-name="P82"><text:span text:style-name="T34">PULSES</text:span> = The counted pulses</text:p>
        </text:list-item>
        <text:list-item>
          <text:p text:style-name="P93">START = Digital input start</text:p>
        </text:list-item>
      </text:list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column table:style-name="Tabell2.G"/>
        <table:table-row table:style-name="TableLine2499420731216">
          <table:table-cell table:style-name="Tabell2.A1" office:value-type="string">
            <text:p text:style-name="P5">Counter</text:p>
          </table:table-cell>
          <table:table-cell table:style-name="Tabell2.A1" office:value-type="string">
            <text:p text:style-name="P57">INPUT</text:p>
          </table:table-cell>
          <table:table-cell table:style-name="Tabell2.A1" office:value-type="string">
            <text:p text:style-name="P57">OUTPUT</text:p>
          </table:table-cell>
          <table:table-cell table:style-name="Tabell2.A1" office:value-type="string">
            <text:p text:style-name="P75">START</text:p>
          </table:table-cell>
          <table:table-cell table:style-name="Tabell2.A1" office:value-type="string">
            <text:p text:style-name="P57">HIGH</text:p>
          </table:table-cell>
          <table:table-cell table:style-name="Tabell2.A1" office:value-type="string">
            <text:p text:style-name="P57">LOW</text:p>
          </table:table-cell>
          <table:table-cell table:style-name="Tabell2.G1" office:value-type="string">
            <text:p text:style-name="P57">PULSES</text:p>
          </table:table-cell>
        </table:table-row>
        <table:table-row table:style-name="TableLine2499420725232">
          <table:table-cell table:style-name="Tabell2.A2" office:value-type="string">
            <text:p text:style-name="P7">1</text:p>
          </table:table-cell>
          <table:table-cell table:style-name="Tabell2.A2" office:value-type="string">
            <text:p text:style-name="P7">ADC<text:span text:style-name="T7">0</text:span></text:p>
          </table:table-cell>
          <table:table-cell table:style-name="Tabell2.A2" office:value-type="string">
            <text:p text:style-name="P17">PWM0</text:p>
          </table:table-cell>
          <table:table-cell table:style-name="Tabell2.A2" office:value-type="string">
            <text:p text:style-name="P75">DI1</text:p>
          </table:table-cell>
          <table:table-cell table:style-name="Tabell2.A2" office:value-type="string">
            <text:p text:style-name="P17">Software</text:p>
          </table:table-cell>
          <table:table-cell table:style-name="Tabell2.A2" office:value-type="string">
            <text:p text:style-name="P17">Software</text:p>
          </table:table-cell>
          <table:table-cell table:style-name="Tabell2.G2" office:value-type="string">
            <text:p text:style-name="P17">Saved at SD card</text:p>
          </table:table-cell>
        </table:table-row>
        <table:table-row table:style-name="TableLine2499420721968">
          <table:table-cell table:style-name="Tabell2.A2" office:value-type="string">
            <text:p text:style-name="P7">2</text:p>
          </table:table-cell>
          <table:table-cell table:style-name="Tabell2.A2" office:value-type="string">
            <text:p text:style-name="P7">ADC<text:span text:style-name="T7">1</text:span></text:p>
          </table:table-cell>
          <table:table-cell table:style-name="Tabell2.A2" office:value-type="string">
            <text:p text:style-name="P17">PWM1</text:p>
          </table:table-cell>
          <table:table-cell table:style-name="Tabell2.A2" office:value-type="string">
            <text:p text:style-name="P75">DI2</text:p>
          </table:table-cell>
          <table:table-cell table:style-name="Tabell2.A2" office:value-type="string">
            <text:p text:style-name="P17">Software</text:p>
          </table:table-cell>
          <table:table-cell table:style-name="Tabell2.A2" office:value-type="string">
            <text:p text:style-name="P17">Software</text:p>
          </table:table-cell>
          <table:table-cell table:style-name="Tabell2.G2" office:value-type="string">
            <text:p text:style-name="P17">Saved at SD card</text:p>
          </table:table-cell>
        </table:table-row>
        <table:table-row table:style-name="TableLine2499420717888">
          <table:table-cell table:style-name="Tabell2.A2" office:value-type="string">
            <text:p text:style-name="P7">3</text:p>
          </table:table-cell>
          <table:table-cell table:style-name="Tabell2.A2" office:value-type="string">
            <text:p text:style-name="P7">ADC<text:span text:style-name="T7">2</text:span></text:p>
          </table:table-cell>
          <table:table-cell table:style-name="Tabell2.A2" office:value-type="string">
            <text:p text:style-name="P17">PWM2</text:p>
          </table:table-cell>
          <table:table-cell table:style-name="Tabell2.A2" office:value-type="string">
            <text:p text:style-name="P75">DI3</text:p>
          </table:table-cell>
          <table:table-cell table:style-name="Tabell2.A2" office:value-type="string">
            <text:p text:style-name="P17">Software</text:p>
          </table:table-cell>
          <table:table-cell table:style-name="Tabell2.A2" office:value-type="string">
            <text:p text:style-name="P17">Software</text:p>
          </table:table-cell>
          <table:table-cell table:style-name="Tabell2.G2" office:value-type="string">
            <text:p text:style-name="P17">Saved at SD card</text:p>
          </table:table-cell>
        </table:table-row>
        <table:table-row table:style-name="TableLine2499420718160">
          <table:table-cell table:style-name="Tabell2.A2" office:value-type="string">
            <text:p text:style-name="P12">4</text:p>
          </table:table-cell>
          <table:table-cell table:style-name="Tabell2.A2" office:value-type="string">
            <text:p text:style-name="P12">ADC3</text:p>
          </table:table-cell>
          <table:table-cell table:style-name="Tabell2.A2" office:value-type="string">
            <text:p text:style-name="P17">PWM3</text:p>
          </table:table-cell>
          <table:table-cell table:style-name="Tabell2.A2" office:value-type="string">
            <text:p text:style-name="P75">DI3</text:p>
          </table:table-cell>
          <table:table-cell table:style-name="Tabell2.A2" office:value-type="string">
            <text:p text:style-name="P17">Software</text:p>
          </table:table-cell>
          <table:table-cell table:style-name="Tabell2.A2" office:value-type="string">
            <text:p text:style-name="P17">Software</text:p>
          </table:table-cell>
          <table:table-cell table:style-name="Tabell2.G2" office:value-type="string">
            <text:p text:style-name="P17">Saved at SD card</text:p>
          </table:table-cell>
        </table:table-row>
      </table:table>
      <text:p text:style-name="P28"/>
      <text:h text:style-name="Heading_20_2" text:outline-level="2"><text:soft-page-break/>MRAC Control – Control program 3</text:h>
      <text:p text:style-name="P24"><text:span text:style-name="T3">There are </text:span><text:span text:style-name="T6">3</text:span><text:span text:style-name="T3"> </text:span><text:span text:style-name="T27">MRAC</text:span><text:span text:style-name="T3"> inside STM32 PLC. </text:span><text:span text:style-name="T27">MRAC</text:span> controller is a<text:span text:style-name="T28">n</text:span> <text:span text:style-name="T28">adaptive PI</text:span> controller with the algorithm <text:span text:style-name="T28">based on MIT-rule. In other words, P-gain is just an integral too.</text:span></text:p>
      <text:p text:style-name="P34">Algorithm start:</text:p>
      <text:p text:style-name="P31"><text:span text:style-name="T21">1: </text:span><text:span text:style-name="T34">E</text:span> = <text:span text:style-name="T34">SETPOINT</text:span> – <text:span text:style-name="T34">INPUT</text:span></text:p>
      <text:p text:style-name="P120"><text:span text:style-name="T21">2: </text:span><text:span text:style-name="T34">I</text:span><text:span text:style-name="T28">1</text:span><text:span text:style-name="T7"> = I</text:span><text:span text:style-name="T28">1</text:span><text:span text:style-name="T7"> – </text:span><text:span text:style-name="T34">G</text:span><text:span text:style-name="T14">•</text:span><text:span text:style-name="T11">SETPOINT</text:span><text:span text:style-name="T14">•</text:span><text:span text:style-name="T17">E</text:span></text:p>
      <text:p text:style-name="P43"><text:span text:style-name="T13">3: I2 = I2 + </text:span><text:span text:style-name="T17">G</text:span><text:span text:style-name="T14">•</text:span><text:span text:style-name="T19">INPUT</text:span><text:span text:style-name="T14">•</text:span><text:span text:style-name="T17">E</text:span></text:p>
      <text:p text:style-name="P95"><text:span text:style-name="T13">4: </text:span><text:span text:style-name="T17">OUTPUT</text:span><text:span text:style-name="T13"> = </text:span><text:span text:style-name="T17">SETPOINT</text:span><text:span text:style-name="T14">•</text:span><text:span text:style-name="T13">I1 – </text:span><text:span text:style-name="T20">INPUT</text:span><text:span text:style-name="T14">•</text:span><text:span text:style-name="T13">I2</text:span></text:p>
      <text:p text:style-name="P77">Algorithm end:</text:p>
      <text:p text:style-name="P23">Where:</text:p>
      <text:list xml:id="list24020247109117" text:continue-list="list2228434881" text:style-name="L1">
        <text:list-item>
          <text:p text:style-name="P79"><text:span text:style-name="T34">E</text:span> = The error between SETPOINT <text:span text:style-name="T53">and INPUT</text:span></text:p>
        </text:list-item>
        <text:list-item>
          <text:p text:style-name="P79">I<text:span text:style-name="T28">1</text:span> = The integral sum <text:span text:style-name="T28">of the SETPOINT</text:span></text:p>
        </text:list-item>
        <text:list-item>
          <text:p text:style-name="P94">I2 = The integral sum of the output</text:p>
        </text:list-item>
        <text:list-item>
          <text:p text:style-name="P79"><text:span text:style-name="T34">G</text:span> = The integral gain</text:p>
        </text:list-item>
        <text:list-item>
          <text:p text:style-name="P81"><text:span text:style-name="T34">OUTPUT</text:span> = Output signal <text:span text:style-name="T1">for </text:span>PWM <text:span text:style-name="T1">and</text:span> analog output</text:p>
        </text:list-item>
        <text:list-item>
          <text:p text:style-name="P96">SETPOINT = The setpoint</text:p>
        </text:list-item>
      </text:list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row table:style-name="TableLine2499420718704">
          <table:table-cell table:style-name="Tabell3.A1" office:value-type="string">
            <text:p text:style-name="P4">Controller</text:p>
          </table:table-cell>
          <table:table-cell table:style-name="Tabell3.A1" office:value-type="string">
            <text:p text:style-name="P58">INPUT</text:p>
          </table:table-cell>
          <table:table-cell table:style-name="Tabell3.A1" office:value-type="string">
            <text:p text:style-name="P58">OUTPUT</text:p>
          </table:table-cell>
          <table:table-cell table:style-name="Tabell3.A1" office:value-type="string">
            <text:p text:style-name="P58">SETPOINT</text:p>
          </table:table-cell>
          <table:table-cell table:style-name="Tabell3.E1" office:value-type="string">
            <text:p text:style-name="P58">G</text:p>
          </table:table-cell>
        </table:table-row>
        <table:table-row table:style-name="TableLine2499420728768">
          <table:table-cell table:style-name="Tabell3.A2" office:value-type="string">
            <text:p text:style-name="P4">1</text:p>
          </table:table-cell>
          <table:table-cell table:style-name="Tabell3.A2" office:value-type="string">
            <text:p text:style-name="P2">ADC<text:span text:style-name="T6">0</text:span></text:p>
          </table:table-cell>
          <table:table-cell table:style-name="Tabell3.A2" office:value-type="string">
            <text:p text:style-name="P2">PWM0/<text:span text:style-name="T3">AO0</text:span></text:p>
          </table:table-cell>
          <table:table-cell table:style-name="Tabell3.A2" office:value-type="string">
            <text:p text:style-name="P16">Software</text:p>
          </table:table-cell>
          <table:table-cell table:style-name="Tabell3.E2" office:value-type="string">
            <text:p text:style-name="P16">Software</text:p>
          </table:table-cell>
        </table:table-row>
        <table:table-row table:style-name="TableLine2499420720336">
          <table:table-cell table:style-name="Tabell3.A2" office:value-type="string">
            <text:p text:style-name="P4">2</text:p>
          </table:table-cell>
          <table:table-cell table:style-name="Tabell3.A2" office:value-type="string">
            <text:p text:style-name="P2">ADC<text:span text:style-name="T6">1</text:span></text:p>
          </table:table-cell>
          <table:table-cell table:style-name="Tabell3.A2" office:value-type="string">
            <text:p text:style-name="P4">PWM1/AO1</text:p>
          </table:table-cell>
          <table:table-cell table:style-name="Tabell3.A2" office:value-type="string">
            <text:p text:style-name="P16">Software</text:p>
          </table:table-cell>
          <table:table-cell table:style-name="Tabell3.E2" office:value-type="string">
            <text:p text:style-name="P16">Software</text:p>
          </table:table-cell>
        </table:table-row>
        <table:table-row table:style-name="TableLine2499420732032">
          <table:table-cell table:style-name="Tabell3.A2" office:value-type="string">
            <text:p text:style-name="P11">3</text:p>
          </table:table-cell>
          <table:table-cell table:style-name="Tabell3.A2" office:value-type="string">
            <text:p text:style-name="P11">ADC2</text:p>
          </table:table-cell>
          <table:table-cell table:style-name="Tabell3.A2" office:value-type="string">
            <text:p text:style-name="P11">PWM2/AO2</text:p>
          </table:table-cell>
          <table:table-cell table:style-name="Tabell3.A2" office:value-type="string">
            <text:p text:style-name="P16">Software</text:p>
          </table:table-cell>
          <table:table-cell table:style-name="Tabell3.E2" office:value-type="string">
            <text:p text:style-name="P16">Software</text:p>
          </table:table-cell>
        </table:table-row>
      </table:table>
      <text:p text:style-name="P25"/>
      <text:h text:style-name="Heading_20_2" text:outline-level="2">ON/OFF Control – Control Program 4</text:h>
      <text:p text:style-name="P29">There are <text:span text:style-name="T22">4</text:span><text:span text:style-name="T6"> </text:span><text:span text:style-name="T29">ON/OFF</text:span> <text:span text:style-name="T29">controller</text:span> inside STM32 PLC. </text:p>
      <text:p text:style-name="P35">Algorithm start:</text:p>
      <text:p text:style-name="P39"><text:span text:style-name="T26">1: </text:span>IF (<text:span text:style-name="T34">INPUT</text:span> &gt;= <text:span text:style-name="T34">HIGH</text:span>) </text:p>
      <text:p text:style-name="P39"><text:span text:style-name="T26">2:</text:span><text:tab/><text:span text:style-name="T34">OUTPUT</text:span> <text:span text:style-name="T26">= </text:span><text:span text:style-name="T22">0%</text:span></text:p>
      <text:p text:style-name="P39"><text:span text:style-name="T29">3</text:span><text:span text:style-name="T26">: </text:span>ELSE</text:p>
      <text:p text:style-name="P39"><text:span text:style-name="T29">4</text:span><text:span text:style-name="T26">:</text:span><text:tab/><text:span text:style-name="T34">OUTPUT</text:span><text:span text:style-name="T23"> </text:span><text:span text:style-name="T26">= </text:span><text:span text:style-name="T29">10</text:span><text:span text:style-name="T23">0%</text:span></text:p>
      <text:p text:style-name="P35">Algorithm <text:span text:style-name="T26">end</text:span>:</text:p>
      <text:p text:style-name="P42">Where:</text:p>
      <text:list xml:id="list24020722512176" text:continue-list="list3848385822" text:style-name="L2">
        <text:list-item>
          <text:p text:style-name="P83"><text:span text:style-name="T34">INPUT</text:span> = Measurement </text:p>
        </text:list-item>
        <text:list-item>
          <text:p text:style-name="P83"><text:span text:style-name="T34">HIGH</text:span> = Threshold measurement max level</text:p>
        </text:list-item>
        <text:list-item>
          <text:p text:style-name="P83"><text:soft-page-break/><text:span text:style-name="T34">OUTPUT</text:span> = Pulse Width Modulation, in this case, its either ON or OFF</text:p>
        </text:list-item>
      </text:list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row table:style-name="TableLine2499420732304">
          <table:table-cell table:style-name="Tabell4.A1" office:value-type="string">
            <text:p text:style-name="P6">Counter</text:p>
          </table:table-cell>
          <table:table-cell table:style-name="Tabell4.A1" office:value-type="string">
            <text:p text:style-name="P57">Y</text:p>
          </table:table-cell>
          <table:table-cell table:style-name="Tabell4.A1" office:value-type="string">
            <text:p text:style-name="P51">OUTPUT</text:p>
          </table:table-cell>
          <table:table-cell table:style-name="Tabell4.D1" office:value-type="string">
            <text:p text:style-name="P51">HIGH</text:p>
          </table:table-cell>
        </table:table-row>
        <table:table-row table:style-name="TableLine2499420730400">
          <table:table-cell table:style-name="Tabell4.A2" office:value-type="string">
            <text:p text:style-name="P8">1</text:p>
          </table:table-cell>
          <table:table-cell table:style-name="Tabell4.A2" office:value-type="string">
            <text:p text:style-name="P8">ADC<text:span text:style-name="T7">0</text:span></text:p>
          </table:table-cell>
          <table:table-cell table:style-name="Tabell4.A2" office:value-type="string">
            <text:p text:style-name="P18">PWM0</text:p>
          </table:table-cell>
          <table:table-cell table:style-name="Tabell4.D2" office:value-type="string">
            <text:p text:style-name="P18">Software</text:p>
          </table:table-cell>
        </table:table-row>
        <table:table-row table:style-name="TableLine2499420735568">
          <table:table-cell table:style-name="Tabell4.A2" office:value-type="string">
            <text:p text:style-name="P8">2</text:p>
          </table:table-cell>
          <table:table-cell table:style-name="Tabell4.A2" office:value-type="string">
            <text:p text:style-name="P8">ADC<text:span text:style-name="T7">1</text:span></text:p>
          </table:table-cell>
          <table:table-cell table:style-name="Tabell4.A2" office:value-type="string">
            <text:p text:style-name="P18">PWM1</text:p>
          </table:table-cell>
          <table:table-cell table:style-name="Tabell4.D2" office:value-type="string">
            <text:p text:style-name="P18">Software</text:p>
          </table:table-cell>
        </table:table-row>
        <table:table-row table:style-name="TableLine2499420749440">
          <table:table-cell table:style-name="Tabell4.A2" office:value-type="string">
            <text:p text:style-name="P8">3</text:p>
          </table:table-cell>
          <table:table-cell table:style-name="Tabell4.A2" office:value-type="string">
            <text:p text:style-name="P8">ADC<text:span text:style-name="T7">2</text:span></text:p>
          </table:table-cell>
          <table:table-cell table:style-name="Tabell4.A2" office:value-type="string">
            <text:p text:style-name="P18">PWM2</text:p>
          </table:table-cell>
          <table:table-cell table:style-name="Tabell4.D2" office:value-type="string">
            <text:p text:style-name="P18">Software</text:p>
          </table:table-cell>
        </table:table-row>
        <table:table-row table:style-name="TableLine2499420736928">
          <table:table-cell table:style-name="Tabell4.A2" office:value-type="string">
            <text:p text:style-name="P13">4</text:p>
          </table:table-cell>
          <table:table-cell table:style-name="Tabell4.A2" office:value-type="string">
            <text:p text:style-name="P13">ADC3</text:p>
          </table:table-cell>
          <table:table-cell table:style-name="Tabell4.A2" office:value-type="string">
            <text:p text:style-name="P18">PWM3</text:p>
          </table:table-cell>
          <table:table-cell table:style-name="Tabell4.D2" office:value-type="string">
            <text:p text:style-name="P18">Software</text:p>
          </table:table-cell>
        </table:table-row>
      </table:table>
      <text:p text:style-name="P29"/>
      <text:h text:style-name="Heading_20_2" text:outline-level="2">Input and Output <text:span text:style-name="T35">PWM</text:span> – Control program 5</text:h>
      <text:p text:style-name="P44">This translates <text:span text:style-name="T31">4</text:span> analog inputs into 8 PWM outputs, <text:span text:style-name="T31">or 4 analog inputs to 4 PWM outputs </text:span><text:span text:style-name="T33">if single operation </text:span><text:span text:style-name="T34">0 to 100%</text:span><text:span text:style-name="T33"> is enabled.</text:span></text:p>
      <text:p text:style-name="P36">Algorithm <text:s/>start:</text:p>
      <text:p text:style-name="P40"><text:span text:style-name="T26">1: </text:span><text:span text:style-name="T32">IF (</text:span><text:span text:style-name="T33">SINGLE_OPERATION</text:span><text:span text:style-name="T32"> == 1)</text:span></text:p>
      <text:p text:style-name="P45">2:<text:tab/><text:span text:style-name="T33">OUTPUT_X</text:span> = <text:span text:style-name="T33">INPUT</text:span></text:p>
      <text:p text:style-name="P45">3: ELSE</text:p>
      <text:p text:style-name="P45">4:<text:tab/><text:span text:style-name="T33">OUTPUT_X</text:span> = 50% - <text:span text:style-name="T33">INPUT/2</text:span></text:p>
      <text:p text:style-name="P45">5:<text:tab/><text:span text:style-name="T33">OUTPUT_Y</text:span> = <text:s/>50% + <text:span text:style-name="T33">INPUT/2</text:span> <text:tab/></text:p>
      <text:p text:style-name="P36">Algorithm <text:span text:style-name="T26">end</text:span>:</text:p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column table:style-name="Tabell5.E"/>
        <table:table-row table:style-name="TableLine2499420730128">
          <table:table-cell table:style-name="Tabell5.A1" office:value-type="string">
            <text:p text:style-name="P19">Converter</text:p>
          </table:table-cell>
          <table:table-cell table:style-name="Tabell5.A1" office:value-type="string">
            <text:p text:style-name="P51">INPUT</text:p>
          </table:table-cell>
          <table:table-cell table:style-name="Tabell5.A1" office:value-type="string">
            <text:p text:style-name="P19"><text:span text:style-name="T33">OUTPUT_</text:span><text:span text:style-name="T32">X</text:span></text:p>
          </table:table-cell>
          <table:table-cell table:style-name="Tabell5.A1" office:value-type="string">
            <text:p text:style-name="P20"><text:span text:style-name="T33">OUTPUT_</text:span><text:span text:style-name="T32">Y</text:span></text:p>
          </table:table-cell>
          <table:table-cell table:style-name="Tabell5.E1" office:value-type="string">
            <text:p text:style-name="P51">SINGLE_OPERATION</text:p>
          </table:table-cell>
        </table:table-row>
        <table:table-row table:style-name="TableLine2499420749168">
          <table:table-cell table:style-name="Tabell5.A2" office:value-type="string">
            <text:p text:style-name="P9">1</text:p>
          </table:table-cell>
          <table:table-cell table:style-name="Tabell5.A2" office:value-type="string">
            <text:p text:style-name="P9">ADC<text:span text:style-name="T7">0</text:span></text:p>
          </table:table-cell>
          <table:table-cell table:style-name="Tabell5.A2" office:value-type="string">
            <text:p text:style-name="P19">PWM0</text:p>
          </table:table-cell>
          <table:table-cell table:style-name="Tabell5.A2" office:value-type="string">
            <text:p text:style-name="P20">PWM1</text:p>
          </table:table-cell>
          <table:table-cell table:style-name="Tabell5.E2" office:value-type="string">
            <text:p text:style-name="P20">DI1</text:p>
          </table:table-cell>
        </table:table-row>
        <table:table-row table:style-name="TableLine2499420736384">
          <table:table-cell table:style-name="Tabell5.A2" office:value-type="string">
            <text:p text:style-name="P9">2</text:p>
          </table:table-cell>
          <table:table-cell table:style-name="Tabell5.A2" office:value-type="string">
            <text:p text:style-name="P9">ADC<text:span text:style-name="T7">1</text:span></text:p>
          </table:table-cell>
          <table:table-cell table:style-name="Tabell5.A2" office:value-type="string">
            <text:p text:style-name="P19">PWM<text:span text:style-name="T30">2</text:span></text:p>
          </table:table-cell>
          <table:table-cell table:style-name="Tabell5.A2" office:value-type="string">
            <text:p text:style-name="P20">PWM3</text:p>
          </table:table-cell>
          <table:table-cell table:style-name="Tabell5.E2" office:value-type="string">
            <text:p text:style-name="P20">DI2</text:p>
          </table:table-cell>
        </table:table-row>
        <table:table-row table:style-name="TableLine2499420745904">
          <table:table-cell table:style-name="Tabell5.A2" office:value-type="string">
            <text:p text:style-name="P9">3</text:p>
          </table:table-cell>
          <table:table-cell table:style-name="Tabell5.A2" office:value-type="string">
            <text:p text:style-name="P9">ADC<text:span text:style-name="T7">2</text:span></text:p>
          </table:table-cell>
          <table:table-cell table:style-name="Tabell5.A2" office:value-type="string">
            <text:p text:style-name="P19">PWM<text:span text:style-name="T30">4</text:span></text:p>
          </table:table-cell>
          <table:table-cell table:style-name="Tabell5.A2" office:value-type="string">
            <text:p text:style-name="P20">PWM5</text:p>
          </table:table-cell>
          <table:table-cell table:style-name="Tabell5.E2" office:value-type="string">
            <text:p text:style-name="P20">DI3</text:p>
          </table:table-cell>
        </table:table-row>
        <table:table-row table:style-name="TableLine2499420735296">
          <table:table-cell table:style-name="Tabell5.A2" office:value-type="string">
            <text:p text:style-name="P14">4</text:p>
          </table:table-cell>
          <table:table-cell table:style-name="Tabell5.A2" office:value-type="string">
            <text:p text:style-name="P14">ADC3</text:p>
          </table:table-cell>
          <table:table-cell table:style-name="Tabell5.A2" office:value-type="string">
            <text:p text:style-name="P19">PWM<text:span text:style-name="T30">6</text:span></text:p>
          </table:table-cell>
          <table:table-cell table:style-name="Tabell5.A2" office:value-type="string">
            <text:p text:style-name="P20">PWM7</text:p>
          </table:table-cell>
          <table:table-cell table:style-name="Tabell5.E2" office:value-type="string">
            <text:p text:style-name="P20">DI4</text:p>
          </table:table-cell>
        </table:table-row>
      </table:table>
      <text:p text:style-name="P104"/>
      <text:h text:style-name="P49" text:outline-level="2">Input and Output <text:span text:style-name="T37">Analog</text:span> – Control program <text:span text:style-name="T41">6</text:span></text:h>
      <text:p text:style-name="P109">This translates <text:span text:style-name="T36">3</text:span> analog inputs into <text:span text:style-name="T36">3</text:span> <text:span text:style-name="T36">analog</text:span> outputs.</text:p>
      <text:p text:style-name="P112"><text:span text:style-name="T39">Algorithm <text:s/>start:</text:span></text:p>
      <text:p text:style-name="P110"><text:span text:style-name="T36">1</text:span>:<text:tab/><text:span text:style-name="T33">OUTPUT</text:span> = <text:span text:style-name="T33">INPUT/</text:span><text:span text:style-name="T36">8</text:span></text:p>
      <text:p text:style-name="P98">Algorithm <text:span text:style-name="T26">end</text:span>:</text:p>
      <table:table table:name="Tabell6" table:style-name="Tabell6">
        <table:table-column table:style-name="Tabell6.A"/>
        <table:table-column table:style-name="Tabell6.B"/>
        <table:table-column table:style-name="Tabell6.C"/>
        <table:table-row table:style-name="TableLine2499553613968">
          <table:table-cell table:style-name="Tabell6.A1" office:value-type="string">
            <text:p text:style-name="P59">Converter</text:p>
          </table:table-cell>
          <table:table-cell table:style-name="Tabell6.A1" office:value-type="string">
            <text:p text:style-name="P52">INPUT</text:p>
          </table:table-cell>
          <table:table-cell table:style-name="Tabell6.C1" office:value-type="string">
            <text:p text:style-name="P59"><text:span text:style-name="T33">OUTPUT</text:span></text:p>
          </table:table-cell>
        </table:table-row>
        <table:table-row table:style-name="TableLine2499553620496">
          <table:table-cell table:style-name="Tabell6.A2" office:value-type="string">
            <text:p text:style-name="P66">1</text:p>
          </table:table-cell>
          <table:table-cell table:style-name="Tabell6.A2" office:value-type="string">
            <text:p text:style-name="P61">ADC<text:span text:style-name="T40">0</text:span></text:p>
          </table:table-cell>
          <table:table-cell table:style-name="Tabell6.C2" office:value-type="string">
            <text:p text:style-name="P61">AO0</text:p>
          </table:table-cell>
        </table:table-row>
        <table:table-row table:style-name="TableLine2499553620496">
          <table:table-cell table:style-name="Tabell6.A2" office:value-type="string">
            <text:p text:style-name="P66">2</text:p>
          </table:table-cell>
          <table:table-cell table:style-name="Tabell6.A2" office:value-type="string">
            <text:p text:style-name="P61">ADC<text:span text:style-name="T40">1</text:span></text:p>
          </table:table-cell>
          <table:table-cell table:style-name="Tabell6.C2" office:value-type="string">
            <text:p text:style-name="P61">AO1</text:p>
          </table:table-cell>
        </table:table-row>
        <table:table-row table:style-name="TableLine2499553620496">
          <table:table-cell table:style-name="Tabell6.A2" office:value-type="string">
            <text:p text:style-name="P66">3</text:p>
          </table:table-cell>
          <table:table-cell table:style-name="Tabell6.A2" office:value-type="string">
            <text:p text:style-name="P61">ADC<text:span text:style-name="T40">2</text:span></text:p>
          </table:table-cell>
          <table:table-cell table:style-name="Tabell6.C2" office:value-type="string">
            <text:p text:style-name="P61">A<text:span text:style-name="T40">O</text:span>2</text:p>
          </table:table-cell>
        </table:table-row>
      </table:table>
      <text:p text:style-name="P105"/>
      <text:h text:style-name="P50" text:outline-level="2"><text:soft-page-break/><text:span text:style-name="T38">Digital output alarm</text:span> – Control program <text:span text:style-name="T42">7</text:span></text:h>
      <text:p text:style-name="P115">There are two alarms inside the STM32 PLC. Alarm A who enables the alarm on week day: d – hh:mm. Alarm B who enables the alarm on date: dd – hh:mm.</text:p>
      <text:p text:style-name="P115">Where:</text:p>
      <text:list xml:id="list2766862608" text:style-name="L3">
        <text:list-item>
          <text:p text:style-name="P116">d = Week day between 1 and 7</text:p>
        </text:list-item>
        <text:list-item>
          <text:p text:style-name="P116">hh = Hour between 0 and 23</text:p>
        </text:list-item>
        <text:list-item>
          <text:p text:style-name="P116">mm = Minute between 0 and 59</text:p>
        </text:list-item>
        <text:list-item>
          <text:p text:style-name="P116">dd = Date between 1 and 31</text:p>
        </text:list-item>
      </text:list>
      <text:p text:style-name="P115">The alarm is active when date/weekday and <text:span text:style-name="T44">clock </text:span>hour is equal too the alarm and clock minute &gt;= minute. Else not active. So enable the alarm at week day 7 (Sunday) and hour 8 and minute 30, then the alarm will be active at 30 minutes too 9 o’clock.</text:p>
      <text:p text:style-name="P113"><text:span text:style-name="T39">Algorithm <text:s/>start:</text:span></text:p>
      <text:p text:style-name="P111"><text:span text:style-name="T36">1</text:span>: <text:span text:style-name="T42">IF(ALARM_A_ACTIVE == 1)</text:span></text:p>
      <text:p text:style-name="P111"><text:span text:style-name="T42">2:</text:span><text:tab/><text:span text:style-name="T42">PWM0 = 100%</text:span></text:p>
      <text:p text:style-name="P111"><text:span text:style-name="T42">3:</text:span><text:tab/><text:span text:style-name="T42">PWM1 = 0%</text:span></text:p>
      <text:p text:style-name="P111"><text:span text:style-name="T42">4: ELSE</text:span></text:p>
      <text:p text:style-name="P111"><text:span text:style-name="T42">5:</text:span><text:tab/><text:span text:style-name="T42">PWM0 = </text:span><text:span text:style-name="T43">0</text:span><text:span text:style-name="T42">%</text:span></text:p>
      <text:p text:style-name="P111"><text:span text:style-name="T42">6:</text:span><text:tab/><text:span text:style-name="T42">PWM1 = </text:span><text:span text:style-name="T43">100</text:span><text:span text:style-name="T42">%</text:span></text:p>
      <text:p text:style-name="P115">7: IF(ALARM_B_ACTIVE == 1)</text:p>
      <text:p text:style-name="P115">8:<text:tab/>PWM2 = 100%</text:p>
      <text:p text:style-name="P115">9:<text:tab/>PWM3 = 0%</text:p>
      <text:p text:style-name="P115">10: ELSE</text:p>
      <text:p text:style-name="P115">11:<text:tab/>PMW2 = 0%</text:p>
      <text:p text:style-name="P115">12:<text:tab/>PWM3 = 100%<text:tab/></text:p>
      <text:p text:style-name="P99">Algorithm <text:span text:style-name="T26">end</text:span>:</text:p>
      <table:table table:name="Tabell7" table:style-name="Tabell7">
        <table:table-column table:style-name="Tabell7.A"/>
        <table:table-column table:style-name="Tabell7.B"/>
        <table:table-column table:style-name="Tabell7.C"/>
        <table:table-row table:style-name="TableLine2499536191920">
          <table:table-cell table:style-name="Tabell7.A1" office:value-type="string">
            <text:p text:style-name="P60">Converter</text:p>
          </table:table-cell>
          <table:table-cell table:style-name="Tabell7.A1" office:value-type="string">
            <text:p text:style-name="P53">INPUT</text:p>
          </table:table-cell>
          <table:table-cell table:style-name="Tabell7.C1" office:value-type="string">
            <text:p text:style-name="P60"><text:span text:style-name="T33">OUTPUT</text:span></text:p>
          </table:table-cell>
        </table:table-row>
        <table:table-row table:style-name="TableLine2499536200896">
          <table:table-cell table:style-name="Tabell7.A2" office:value-type="string">
            <text:p text:style-name="P67">1</text:p>
          </table:table-cell>
          <table:table-cell table:style-name="Tabell7.A2" office:value-type="string">
            <text:p text:style-name="P62">ADC<text:span text:style-name="T40">0</text:span></text:p>
          </table:table-cell>
          <table:table-cell table:style-name="Tabell7.C2" office:value-type="string">
            <text:p text:style-name="P62">AO0</text:p>
          </table:table-cell>
        </table:table-row>
        <table:table-row table:style-name="TableLine2499536200896">
          <table:table-cell table:style-name="Tabell7.A2" office:value-type="string">
            <text:p text:style-name="P67">2</text:p>
          </table:table-cell>
          <table:table-cell table:style-name="Tabell7.A2" office:value-type="string">
            <text:p text:style-name="P62">ADC<text:span text:style-name="T40">1</text:span></text:p>
          </table:table-cell>
          <table:table-cell table:style-name="Tabell7.C2" office:value-type="string">
            <text:p text:style-name="P62">AO1</text:p>
          </table:table-cell>
        </table:table-row>
        <table:table-row table:style-name="TableLine2499536200896">
          <table:table-cell table:style-name="Tabell7.A2" office:value-type="string">
            <text:p text:style-name="P67">3</text:p>
          </table:table-cell>
          <table:table-cell table:style-name="Tabell7.A2" office:value-type="string">
            <text:p text:style-name="P62">ADC<text:span text:style-name="T40">2</text:span></text:p>
          </table:table-cell>
          <table:table-cell table:style-name="Tabell7.C2" office:value-type="string">
            <text:p text:style-name="P62">A<text:span text:style-name="T40">O</text:span>2</text:p>
          </table:table-cell>
        </table:table-row>
      </table:table>
      <text:p text:style-name="P106"/>
      <text:h text:style-name="Heading_20_1" text:outline-level="1">Auxiliary Valve Command – Control program 8</text:h>
      <text:p text:style-name="P117">There are 4 Auxiliary Valve Commands inside STM32 PLC. <text:span text:style-name="T47">Auxiliary Valve Command is included in ISO 11783-7 and SAE J1939 standard.</text:span></text:p>
      <text:p text:style-name="P100"><text:soft-page-break/>Algorithm <text:span text:style-name="T45">start</text:span>:</text:p>
      <text:p text:style-name="P84">1: <text:span text:style-name="T47">STANDARD_FLOW</text:span> = <text:span text:style-name="T46">INPUT/</text:span><text:span text:style-name="T47">131</text:span></text:p>
      <text:p text:style-name="P87">2: <text:span text:style-name="T47">IF(VALVE_STATE == 1)</text:span></text:p>
      <text:p text:style-name="P90">3:<text:tab/>VALVE = FOWARD</text:p>
      <text:p text:style-name="P90">4: ELSE</text:p>
      <text:p text:style-name="P90">5:<text:tab/>VALVE = BACKWARD</text:p>
      <text:p text:style-name="P101">Algorithm <text:span text:style-name="T46">end</text:span>:</text:p>
      <table:table table:name="Tabell8" table:style-name="Tabell8">
        <table:table-column table:style-name="Tabell8.A"/>
        <table:table-column table:style-name="Tabell8.B"/>
        <table:table-column table:style-name="Tabell8.C"/>
        <table:table-row table:style-name="TableLine2499640099584">
          <table:table-cell table:style-name="Tabell8.A1" office:value-type="string">
            <text:p text:style-name="P71">Valve</text:p>
          </table:table-cell>
          <table:table-cell table:style-name="Tabell8.A1" office:value-type="string">
            <text:p text:style-name="P54">INPUT</text:p>
          </table:table-cell>
          <table:table-cell table:style-name="Tabell8.C1" office:value-type="string">
            <text:p text:style-name="P71">VALVE_STATE</text:p>
          </table:table-cell>
        </table:table-row>
        <table:table-row table:style-name="TableLine2499640102576">
          <table:table-cell table:style-name="Tabell8.A2" office:value-type="string">
            <text:p text:style-name="P68">1</text:p>
          </table:table-cell>
          <table:table-cell table:style-name="Tabell8.A2" office:value-type="string">
            <text:p text:style-name="P63">ADC<text:span text:style-name="T40">0</text:span></text:p>
          </table:table-cell>
          <table:table-cell table:style-name="Tabell8.C2" office:value-type="string">
            <text:p text:style-name="P71">DI1</text:p>
          </table:table-cell>
        </table:table-row>
        <table:table-row table:style-name="TableLine2499640102576">
          <table:table-cell table:style-name="Tabell8.A2" office:value-type="string">
            <text:p text:style-name="P68">2</text:p>
          </table:table-cell>
          <table:table-cell table:style-name="Tabell8.A2" office:value-type="string">
            <text:p text:style-name="P63">ADC<text:span text:style-name="T40">1</text:span></text:p>
          </table:table-cell>
          <table:table-cell table:style-name="Tabell8.C2" office:value-type="string">
            <text:p text:style-name="P71">DI2</text:p>
          </table:table-cell>
        </table:table-row>
        <table:table-row table:style-name="TableLine2499640102576">
          <table:table-cell table:style-name="Tabell8.A2" office:value-type="string">
            <text:p text:style-name="P68">3</text:p>
          </table:table-cell>
          <table:table-cell table:style-name="Tabell8.A2" office:value-type="string">
            <text:p text:style-name="P63">ADC<text:span text:style-name="T40">2</text:span></text:p>
          </table:table-cell>
          <table:table-cell table:style-name="Tabell8.C2" office:value-type="string">
            <text:p text:style-name="P71">DI3</text:p>
          </table:table-cell>
        </table:table-row>
        <table:table-row table:style-name="TableLine2499640102576">
          <table:table-cell table:style-name="Tabell8.A2" office:value-type="string">
            <text:p text:style-name="P71">4</text:p>
          </table:table-cell>
          <table:table-cell table:style-name="Tabell8.A2" office:value-type="string">
            <text:p text:style-name="P71">ADC3</text:p>
          </table:table-cell>
          <table:table-cell table:style-name="Tabell8.C2" office:value-type="string">
            <text:p text:style-name="P71">DI4</text:p>
          </table:table-cell>
        </table:table-row>
      </table:table>
      <text:p text:style-name="P107"/>
      <text:h text:style-name="P46" text:outline-level="1">Auxiliary Valve Command – Control program 8</text:h>
      <text:p text:style-name="P118">There are 4 Auxiliary Valve Commands inside STM32 PLC. <text:span text:style-name="T47">Auxiliary Valve Command is included in ISO 11783-7 and SAE J1939 standard.</text:span></text:p>
      <text:p text:style-name="P102">Algorithm <text:span text:style-name="T45">start</text:span>:</text:p>
      <text:p text:style-name="P85">1: <text:span text:style-name="T47">STANDARD_FLOW</text:span> = <text:span text:style-name="T46">INPUT/</text:span><text:span text:style-name="T47">131</text:span></text:p>
      <text:p text:style-name="P88">2: <text:span text:style-name="T47">IF(VALVE_STATE == 1)</text:span></text:p>
      <text:p text:style-name="P91">3:<text:tab/>VALVE = FO<text:span text:style-name="T48">R</text:span>WARD</text:p>
      <text:p text:style-name="P91">4: ELSE</text:p>
      <text:p text:style-name="P91">5:<text:tab/>VALVE = BACKWARD</text:p>
      <text:p text:style-name="P102">Algorithm <text:span text:style-name="T46">end</text:span>:</text:p>
      <table:table table:name="Tabell9" table:style-name="Tabell9">
        <table:table-column table:style-name="Tabell9.A"/>
        <table:table-column table:style-name="Tabell9.B"/>
        <table:table-column table:style-name="Tabell9.C"/>
        <table:table-row table:style-name="TableLine2499639562384">
          <table:table-cell table:style-name="Tabell9.A1" office:value-type="string">
            <text:p text:style-name="P72">Valve</text:p>
          </table:table-cell>
          <table:table-cell table:style-name="Tabell9.A1" office:value-type="string">
            <text:p text:style-name="P55">INPUT</text:p>
          </table:table-cell>
          <table:table-cell table:style-name="Tabell9.C1" office:value-type="string">
            <text:p text:style-name="P72">VALVE_STATE</text:p>
          </table:table-cell>
        </table:table-row>
        <table:table-row table:style-name="TableLine2499639572448">
          <table:table-cell table:style-name="Tabell9.A2" office:value-type="string">
            <text:p text:style-name="P69">1</text:p>
          </table:table-cell>
          <table:table-cell table:style-name="Tabell9.A2" office:value-type="string">
            <text:p text:style-name="P64">ADC<text:span text:style-name="T40">0</text:span></text:p>
          </table:table-cell>
          <table:table-cell table:style-name="Tabell9.C2" office:value-type="string">
            <text:p text:style-name="P72">DI1</text:p>
          </table:table-cell>
        </table:table-row>
        <table:table-row table:style-name="TableLine2499639572448">
          <table:table-cell table:style-name="Tabell9.A2" office:value-type="string">
            <text:p text:style-name="P69">2</text:p>
          </table:table-cell>
          <table:table-cell table:style-name="Tabell9.A2" office:value-type="string">
            <text:p text:style-name="P64">ADC<text:span text:style-name="T40">1</text:span></text:p>
          </table:table-cell>
          <table:table-cell table:style-name="Tabell9.C2" office:value-type="string">
            <text:p text:style-name="P72">DI2</text:p>
          </table:table-cell>
        </table:table-row>
        <table:table-row table:style-name="TableLine2499639572448">
          <table:table-cell table:style-name="Tabell9.A2" office:value-type="string">
            <text:p text:style-name="P69">3</text:p>
          </table:table-cell>
          <table:table-cell table:style-name="Tabell9.A2" office:value-type="string">
            <text:p text:style-name="P64">ADC<text:span text:style-name="T40">2</text:span></text:p>
          </table:table-cell>
          <table:table-cell table:style-name="Tabell9.C2" office:value-type="string">
            <text:p text:style-name="P72">DI3</text:p>
          </table:table-cell>
        </table:table-row>
        <table:table-row table:style-name="TableLine2499639572448">
          <table:table-cell table:style-name="Tabell9.A2" office:value-type="string">
            <text:p text:style-name="P72">4</text:p>
          </table:table-cell>
          <table:table-cell table:style-name="Tabell9.A2" office:value-type="string">
            <text:p text:style-name="P72">ADC3</text:p>
          </table:table-cell>
          <table:table-cell table:style-name="Tabell9.C2" office:value-type="string">
            <text:p text:style-name="P72">DI4</text:p>
          </table:table-cell>
        </table:table-row>
      </table:table>
      <text:p text:style-name="P108"/>
      <text:h text:style-name="P47" text:outline-level="1"><text:span text:style-name="T48">General Purpose Valve Co</text:span>mmand – Control program <text:span text:style-name="T48">9</text:span></text:h>
      <text:p text:style-name="P119">There <text:span text:style-name="T48">is a</text:span> <text:span text:style-name="T48">General Purpose</text:span> Valve Commands inside STM32 PLC. <text:span text:style-name="T48">General Purpose</text:span><text:span text:style-name="T47"> Valve Command is included in ISO 11783-7 and SAE J1939 standard.</text:span></text:p>
      <text:p text:style-name="P103">Algorithm <text:span text:style-name="T45">start</text:span>:</text:p>
      <text:p text:style-name="P86"><text:soft-page-break/>1: <text:span text:style-name="T48">EXTENDED</text:span><text:span text:style-name="T47">_FLOW</text:span> = <text:span text:style-name="T46">INPUT</text:span></text:p>
      <text:p text:style-name="P89">2: <text:span text:style-name="T47">IF(VALVE_STATE == 1)</text:span></text:p>
      <text:p text:style-name="P92">3:<text:tab/>VALVE = FO<text:span text:style-name="T48">R</text:span>WARD</text:p>
      <text:p text:style-name="P92">4: ELSE</text:p>
      <text:p text:style-name="P92">5:<text:tab/>VALVE = BACKWARD</text:p>
      <text:p text:style-name="P103">Algorithm <text:span text:style-name="T46">end</text:span>:</text:p>
      <table:table table:name="Tabell10" table:style-name="Tabell10">
        <table:table-column table:style-name="Tabell10.A"/>
        <table:table-column table:style-name="Tabell10.B"/>
        <table:table-column table:style-name="Tabell10.C"/>
        <table:table-column table:style-name="Tabell10.D"/>
        <table:table-row table:style-name="TableLine2499639559392">
          <table:table-cell table:style-name="Tabell10.A1" office:value-type="string">
            <text:p text:style-name="P73">Valve</text:p>
          </table:table-cell>
          <table:table-cell table:style-name="Tabell10.A1" office:value-type="string">
            <text:p text:style-name="P56">INPUT</text:p>
          </table:table-cell>
          <table:table-cell table:style-name="Tabell10.A1" office:value-type="string">
            <text:p text:style-name="P73">VALVE_STATE</text:p>
          </table:table-cell>
          <table:table-cell table:style-name="Tabell10.D1" office:value-type="string">
            <text:p text:style-name="P74">DESTINATION_ADDRESS</text:p>
          </table:table-cell>
        </table:table-row>
        <table:table-row table:style-name="TableLine2499639592576">
          <table:table-cell table:style-name="Tabell10.A2" office:value-type="string">
            <text:p text:style-name="P70">1</text:p>
          </table:table-cell>
          <table:table-cell table:style-name="Tabell10.A2" office:value-type="string">
            <text:p text:style-name="P65">ADC<text:span text:style-name="T40">0</text:span></text:p>
          </table:table-cell>
          <table:table-cell table:style-name="Tabell10.A2" office:value-type="string">
            <text:p text:style-name="P73">DI1</text:p>
          </table:table-cell>
          <table:table-cell table:style-name="Tabell10.D2" office:value-type="string">
            <text:p text:style-name="P74">Software</text:p>
          </table:table-cell>
        </table:table-row>
      </table:table>
      <text:h text:style-name="P48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2T15:41:18.685000000</meta:creation-date>
    <meta:generator>LibreOffice/7.1.3.2$Windows_X86_64 LibreOffice_project/47f78053abe362b9384784d31a6e56f8511eb1c1</meta:generator>
    <dc:date>2021-08-04T22:01:45.448000000</dc:date>
    <meta:editing-duration>P1DT1H32M23S</meta:editing-duration>
    <meta:editing-cycles>35</meta:editing-cycles>
    <meta:document-statistic meta:table-count="10" meta:image-count="0" meta:object-count="0" meta:page-count="7" meta:paragraph-count="322" meta:word-count="1040" meta:character-count="5281" meta:non-whitespace-character-count="4561"/>
  </office:meta>
</office:document-meta>
</file>